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style:font-face style:name="Verdana3" svg:font-family="Verdana" style:font-adornments="Regular" style:font-family-generic="swiss" style:font-pitch="variable"/>
  </office:font-face-decls>
  <office:automatic-styles>
    <style:style style:name="Table1" style:family="table">
      <style:table-properties style:width="6.3in" fo:margin-left="0.0049in" fo:margin-top="0in" fo:margin-bottom="0in" table:align="left" style:writing-mode="page"/>
    </style:style>
    <style:style style:name="Table1.A" style:family="table-column">
      <style:table-column-properties style:column-width="6.3in"/>
    </style:style>
    <style:style style:name="Table1.1" style:family="table-row">
      <style:table-row-properties fo:keep-together="auto"/>
    </style:style>
    <style:style style:name="Table1.A1" style:family="table-cell">
      <style:table-cell-properties fo:background-color="#666666" fo:padding-left="0.075in" fo:padding-right="0.075in" fo:padding-top="0in" fo:padding-bottom="0in" fo:border="0.75pt solid #000000">
        <style:background-image/>
      </style:table-cell-properties>
    </style:style>
    <style:style style:name="Table2" style:family="table">
      <style:table-properties style:width="6.3in" fo:margin-left="0.0049in" fo:margin-top="0in" fo:margin-bottom="0in" table:align="left" style:writing-mode="page"/>
    </style:style>
    <style:style style:name="Table2.A" style:family="table-column">
      <style:table-column-properties style:column-width="6.3in"/>
    </style:style>
    <style:style style:name="Table2.1" style:family="table-row">
      <style:table-row-properties fo:keep-together="auto"/>
    </style:style>
    <style:style style:name="Table2.A1" style:family="table-cell">
      <style:table-cell-properties fo:background-color="#666666" fo:padding-left="0.075in" fo:padding-right="0.075in" fo:padding-top="0in" fo:padding-bottom="0in" fo:border="0.75pt solid #000000">
        <style:background-image/>
      </style:table-cell-properties>
    </style:style>
    <style:style style:name="Table3" style:family="table">
      <style:table-properties style:width="6.45in" fo:margin-left="0.0035in" fo:margin-top="0in" fo:margin-bottom="0in" table:align="left" style:writing-mode="page"/>
    </style:style>
    <style:style style:name="Table3.A" style:family="table-column">
      <style:table-column-properties style:column-width="6.45in"/>
    </style:style>
    <style:style style:name="Table3.1" style:family="table-row">
      <style:table-row-properties fo:keep-together="auto"/>
    </style:style>
    <style:style style:name="Table3.A1" style:family="table-cell">
      <style:table-cell-properties fo:background-color="#dbe5f1" fo:padding-left="0.075in" fo:padding-right="0.075in" fo:padding-top="0in" fo:padding-bottom="0in" fo:border="0.5pt solid #000000">
        <style:background-image/>
      </style:table-cell-properties>
    </style:style>
    <style:style style:name="Table4" style:family="table">
      <style:table-properties style:width="6.45in" fo:margin-left="0.0035in" fo:margin-top="0in" fo:margin-bottom="0in" table:align="left" style:writing-mode="page"/>
    </style:style>
    <style:style style:name="Table4.A" style:family="table-column">
      <style:table-column-properties style:column-width="6.45in"/>
    </style:style>
    <style:style style:name="Table4.1" style:family="table-row">
      <style:table-row-properties fo:keep-together="auto"/>
    </style:style>
    <style:style style:name="Table4.A1" style:family="table-cell">
      <style:table-cell-properties fo:background-color="#dbe5f1" fo:padding-left="0.075in" fo:padding-right="0.075in" fo:padding-top="0in" fo:padding-bottom="0in" fo:border="0.5pt solid #000000">
        <style:background-image/>
      </style:table-cell-properties>
    </style:style>
    <style:style style:name="Table5" style:family="table">
      <style:table-properties style:width="6.45in" fo:margin-left="0.0035in" fo:margin-top="0in" fo:margin-bottom="0in" table:align="left" style:writing-mode="page"/>
    </style:style>
    <style:style style:name="Table5.A" style:family="table-column">
      <style:table-column-properties style:column-width="6.45in"/>
    </style:style>
    <style:style style:name="Table5.1" style:family="table-row">
      <style:table-row-properties fo:keep-together="auto"/>
    </style:style>
    <style:style style:name="Table5.A1" style:family="table-cell">
      <style:table-cell-properties fo:background-color="#dbe5f1" fo:padding-left="0.075in" fo:padding-right="0.075in" fo:padding-top="0in" fo:padding-bottom="0in" fo:border="0.5pt solid #000000">
        <style:background-image/>
      </style:table-cell-properties>
    </style:style>
    <style:style style:name="Table6" style:family="table">
      <style:table-properties style:width="6.45in" fo:margin-left="0.0035in" fo:margin-top="0in" fo:margin-bottom="0in" table:align="left" style:writing-mode="page"/>
    </style:style>
    <style:style style:name="Table6.A" style:family="table-column">
      <style:table-column-properties style:column-width="6.45in"/>
    </style:style>
    <style:style style:name="Table6.1" style:family="table-row">
      <style:table-row-properties fo:keep-together="auto"/>
    </style:style>
    <style:style style:name="Table6.A1" style:family="table-cell">
      <style:table-cell-properties fo:background-color="#dbe5f1" fo:padding-left="0.075in" fo:padding-right="0.075in" fo:padding-top="0in" fo:padding-bottom="0in" fo:border="0.5pt solid #000000">
        <style:background-image/>
      </style:table-cell-properties>
    </style:style>
    <style:style style:name="Table13" style:family="table">
      <style:table-properties style:width="6.3in" table:align="margins" style:may-break-between-rows="true" style:writing-mode="lr-tb" table:border-model="collapsing"/>
    </style:style>
    <style:style style:name="Table13.A" style:family="table-column">
      <style:table-column-properties style:column-width="1.2597in" style:rel-column-width="13106*"/>
    </style:style>
    <style:style style:name="Table13.B" style:family="table-column">
      <style:table-column-properties style:column-width="1.2597in" style:rel-column-width="13107*"/>
    </style:style>
    <style:style style:name="Table13.E" style:family="table-column">
      <style:table-column-properties style:column-width="1.2604in" style:rel-column-width="13110*"/>
    </style:style>
    <style:style style:name="Table13.A1" style:family="table-cell">
      <style:table-cell-properties fo:background-color="#00599d" fo:padding="0in" fo:border-left="none" fo:border-right="none" fo:border-top="none" fo:border-bottom="0.75pt solid #00599d" style:writing-mode="page">
        <style:background-image/>
      </style:table-cell-properties>
    </style:style>
    <style:style style:name="Table13.A2" style:family="table-cell">
      <style:table-cell-properties fo:background-color="transparent" fo:padding="0in" fo:border-left="0.75pt solid #00599d" fo:border-right="none" fo:border-top="none" fo:border-bottom="none" style:writing-mode="page">
        <style:background-image/>
      </style:table-cell-properties>
    </style:style>
    <style:style style:name="Table13.B2" style:family="table-cell">
      <style:table-cell-properties fo:background-color="transparent" fo:padding="0in" fo:border="none" style:writing-mode="page">
        <style:background-image/>
      </style:table-cell-properties>
    </style:style>
    <style:style style:name="Table13.D2" style:family="table-cell" style:data-style-name="N0">
      <style:table-cell-properties fo:background-color="transparent" fo:padding="0in" fo:border="none" style:writing-mode="page">
        <style:background-image/>
      </style:table-cell-properties>
    </style:style>
    <style:style style:name="Table13.E2"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13.A3" style:family="table-cell">
      <style:table-cell-properties fo:background-color="#dddddd" fo:padding="0in" fo:border-left="0.75pt solid #00599d" fo:border-right="none" fo:border-top="none" fo:border-bottom="none" style:writing-mode="page">
        <style:background-image/>
      </style:table-cell-properties>
    </style:style>
    <style:style style:name="Table13.B3" style:family="table-cell">
      <style:table-cell-properties fo:background-color="#dddddd" fo:padding="0in" fo:border="none" style:writing-mode="page">
        <style:background-image/>
      </style:table-cell-properties>
    </style:style>
    <style:style style:name="Table13.C3" style:family="table-cell">
      <style:table-cell-properties fo:background-color="#dddddd" fo:padding="0in" fo:border="none" style:writing-mode="page">
        <style:background-image/>
      </style:table-cell-properties>
    </style:style>
    <style:style style:name="Table13.D3" style:family="table-cell" style:data-style-name="N0">
      <style:table-cell-properties fo:background-color="#dddddd" fo:padding="0in" fo:border="none" style:writing-mode="page">
        <style:background-image/>
      </style:table-cell-properties>
    </style:style>
    <style:style style:name="Table13.E3"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13.4" style:family="table-row">
      <style:table-row-properties fo:keep-together="auto"/>
    </style:style>
    <style:style style:name="Table13.A5" style:family="table-cell">
      <style:table-cell-properties fo:background-color="#dddddd" fo:padding="0in" fo:border-left="0.75pt solid #00599d" fo:border-right="none" fo:border-top="none" fo:border-bottom="none" style:writing-mode="page">
        <style:background-image/>
      </style:table-cell-properties>
    </style:style>
    <style:style style:name="Table13.D5" style:family="table-cell">
      <style:table-cell-properties fo:background-color="#dddddd" fo:padding="0in" fo:border="none" style:writing-mode="page">
        <style:background-image/>
      </style:table-cell-properties>
    </style:style>
    <style:style style:name="Table13.E5" style:family="table-cell">
      <style:table-cell-properties fo:background-color="#dddddd" fo:padding="0in" fo:border-left="none" fo:border-right="0.75pt solid #00599d" fo:border-top="none" fo:border-bottom="none" style:writing-mode="page">
        <style:background-image/>
      </style:table-cell-properties>
    </style:style>
    <style:style style:name="Table13.E6" style:family="table-cell">
      <style:table-cell-properties fo:background-color="transparent" fo:padding="0in" fo:border-left="none" fo:border-right="0.75pt solid #00599d" fo:border-top="none" fo:border-bottom="none" style:writing-mode="page">
        <style:background-image/>
      </style:table-cell-properties>
    </style:style>
    <style:style style:name="Table13.A7"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3.B7"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Table13.E7"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7" style:family="table">
      <style:table-properties style:width="6.45in" fo:margin-left="0in" fo:margin-top="0in" fo:margin-bottom="0in" table:align="left" style:writing-mode="page"/>
    </style:style>
    <style:style style:name="Table7.A" style:family="table-column">
      <style:table-column-properties style:column-width="6.45in"/>
    </style:style>
    <style:style style:name="Table7.1" style:family="table-row">
      <style:table-row-properties fo:keep-together="auto"/>
    </style:style>
    <style:style style:name="Table7.A1" style:family="table-cell">
      <style:table-cell-properties fo:background-color="#dbe5f1" fo:padding-left="0.075in" fo:padding-right="0.075in" fo:padding-top="0in" fo:padding-bottom="0in" fo:border-left="none" fo:border-right="none" fo:border-top="none" fo:border-bottom="0.5pt solid #000000">
        <style:background-image/>
      </style:table-cell-properties>
    </style:style>
    <style:style style:name="Table7.2" style:family="table-row">
      <style:table-row-properties style:min-row-height="0.7611in" fo:keep-together="auto"/>
    </style:style>
    <style:style style:name="Table7.A2" style:family="table-cell">
      <style:table-cell-properties style:vertical-align="bottom" fo:background-color="#dbe5f1" fo:padding-left="0.075in" fo:padding-right="0.075in" fo:padding-top="0in" fo:padding-bottom="0in" fo:border="none">
        <style:background-image/>
      </style:table-cell-properties>
    </style:style>
    <style:style style:name="Table8" style:family="table">
      <style:table-properties style:width="6.45in" fo:margin-left="0.0035in" fo:margin-top="0in" fo:margin-bottom="0in" table:align="left" style:writing-mode="page"/>
    </style:style>
    <style:style style:name="Table8.A" style:family="table-column">
      <style:table-column-properties style:column-width="0.5674in"/>
    </style:style>
    <style:style style:name="Table8.B" style:family="table-column">
      <style:table-column-properties style:column-width="1.0819in"/>
    </style:style>
    <style:style style:name="Table8.C" style:family="table-column">
      <style:table-column-properties style:column-width="0.6896in"/>
    </style:style>
    <style:style style:name="Table8.D" style:family="table-column">
      <style:table-column-properties style:column-width="4.1111in"/>
    </style:style>
    <style:style style:name="Table8.1" style:family="table-row">
      <style:table-row-properties fo:keep-together="auto"/>
    </style:style>
    <style:style style:name="Table8.A1" style:family="table-cell">
      <style:table-cell-properties fo:background-color="#fdeada" fo:padding-left="0.075in" fo:padding-right="0.075in" fo:padding-top="0in" fo:padding-bottom="0in" fo:border="0.5pt solid #000000">
        <style:background-image/>
      </style:table-cell-properties>
    </style:style>
    <style:style style:name="Table8.B1" style:family="table-cell">
      <style:table-cell-properties fo:background-color="#ebf1dd" fo:padding-left="0.075in" fo:padding-right="0.075in" fo:padding-top="0in" fo:padding-bottom="0in" fo:border="0.5pt solid #000000">
        <style:background-image/>
      </style:table-cell-properties>
    </style:style>
    <style:style style:name="Table8.D1" style:family="table-cell">
      <style:table-cell-properties fo:background-color="#dbe5f1" fo:padding-left="0.075in" fo:padding-right="0.075in" fo:padding-top="0in" fo:padding-bottom="0in" fo:border="0.5pt solid #000000">
        <style:background-image/>
      </style:table-cell-properties>
    </style:style>
    <style:style style:name="Table8.4" style:family="table-row">
      <style:table-row-properties style:min-row-height="0.1896in" fo:keep-together="auto"/>
    </style:style>
    <style:style style:name="Table8.A4" style:family="table-cell">
      <style:table-cell-properties fo:background-color="#fdeada" fo:padding-left="0.075in" fo:padding-right="0.075in" fo:padding-top="0in" fo:padding-bottom="0in" fo:border-left="0.5pt solid #000000" fo:border-right="0.5pt solid #000000" fo:border-top="none" fo:border-bottom="0.5pt solid #000000">
        <style:background-image/>
      </style:table-cell-properties>
    </style:style>
    <style:style style:name="Table8.C4" style:family="table-cell">
      <style:table-cell-properties fo:background-color="#ebf1dd" fo:padding-left="0.075in" fo:padding-right="0.075in" fo:padding-top="0in" fo:padding-bottom="0in" fo:border-left="0.5pt solid #000000" fo:border-right="0.5pt solid #000000" fo:border-top="none" fo:border-bottom="0.5pt solid #000000">
        <style:background-image/>
      </style:table-cell-properties>
    </style:style>
    <style:style style:name="Table8.D4" style:family="table-cell">
      <style:table-cell-properties fo:background-color="#dbe5f1" fo:padding-left="0.075in" fo:padding-right="0.075in" fo:padding-top="0in" fo:padding-bottom="0in" fo:border-left="0.5pt solid #000000" fo:border-right="0.5pt solid #000000" fo:border-top="none" fo:border-bottom="0.5pt solid #000000">
        <style:background-image/>
      </style:table-cell-properties>
    </style:style>
    <style:style style:name="Table9" style:family="table">
      <style:table-properties style:width="6.45in" fo:margin-left="0.0035in" fo:margin-top="0in" fo:margin-bottom="0in" table:align="left" style:writing-mode="page"/>
    </style:style>
    <style:style style:name="Table9.A" style:family="table-column">
      <style:table-column-properties style:column-width="1.2896in"/>
    </style:style>
    <style:style style:name="Table9.B" style:family="table-column">
      <style:table-column-properties style:column-width="1.409in"/>
    </style:style>
    <style:style style:name="Table9.C" style:family="table-column">
      <style:table-column-properties style:column-width="1.6861in"/>
    </style:style>
    <style:style style:name="Table9.D" style:family="table-column">
      <style:table-column-properties style:column-width="2.0653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9.B1" style:family="table-cell">
      <style:table-cell-properties fo:background-color="#dbe5f1" fo:padding-left="0.075in" fo:padding-right="0.075in" fo:padding-top="0in" fo:padding-bottom="0in" fo:border="0.5pt solid #000000">
        <style:background-image/>
      </style:table-cell-properties>
    </style:style>
    <style:style style:name="Table9.C1" style:family="table-cell">
      <style:table-cell-properties fo:padding-left="0.075in" fo:padding-right="0.075in" fo:padding-top="0in" fo:padding-bottom="0in" fo:border-left="0.5pt solid #000000" fo:border-right="none" fo:border-top="0.5pt solid #000000" fo:border-bottom="0.5pt solid #000000"/>
    </style:style>
    <style:style style:name="Table9.C2" style:family="table-cell">
      <style:table-cell-properties fo:padding-left="0.075in" fo:padding-right="0.075in" fo:padding-top="0in" fo:padding-bottom="0in" fo:border-left="0.5pt solid #000000" fo:border-right="none" fo:border-top="0.5pt solid #000000" fo:border-bottom="0.5pt solid #000000"/>
    </style:style>
    <style:style style:name="Table10" style:family="table">
      <style:table-properties style:width="6.3in" fo:margin-left="0.0049in" fo:margin-top="0in" fo:margin-bottom="0in" table:align="left" style:writing-mode="page"/>
    </style:style>
    <style:style style:name="Table10.A" style:family="table-column">
      <style:table-column-properties style:column-width="6.3in"/>
    </style:style>
    <style:style style:name="Table10.1" style:family="table-row">
      <style:table-row-properties fo:keep-together="auto"/>
    </style:style>
    <style:style style:name="Table10.A1" style:family="table-cell">
      <style:table-cell-properties fo:background-color="#666666" fo:padding-left="0.075in" fo:padding-right="0.075in" fo:padding-top="0in" fo:padding-bottom="0in" fo:border="0.75pt solid #000000">
        <style:background-image/>
      </style:table-cell-properties>
    </style:style>
    <style:style style:name="Table11" style:family="table">
      <style:table-properties style:width="6.3in" fo:margin-left="0.0049in" fo:margin-top="0in" fo:margin-bottom="0in" table:align="left" style:writing-mode="page"/>
    </style:style>
    <style:style style:name="Table11.A" style:family="table-column">
      <style:table-column-properties style:column-width="6.3in"/>
    </style:style>
    <style:style style:name="Table11.1" style:family="table-row">
      <style:table-row-properties fo:keep-together="auto"/>
    </style:style>
    <style:style style:name="Table11.A1" style:family="table-cell">
      <style:table-cell-properties fo:background-color="#666666" fo:padding-left="0.075in" fo:padding-right="0.075in" fo:padding-top="0in" fo:padding-bottom="0in" fo:border="0.75pt solid #000000">
        <style:background-image/>
      </style:table-cell-properties>
    </style:style>
    <style:style style:name="Table12" style:family="table">
      <style:table-properties style:width="6.3in" fo:margin-left="0.0049in" fo:margin-top="0in" fo:margin-bottom="0in" table:align="left" style:writing-mode="page"/>
    </style:style>
    <style:style style:name="Table12.A" style:family="table-column">
      <style:table-column-properties style:column-width="6.3in"/>
    </style:style>
    <style:style style:name="Table12.1" style:family="table-row">
      <style:table-row-properties fo:keep-together="auto"/>
    </style:style>
    <style:style style:name="Table12.A1" style:family="table-cell">
      <style:table-cell-properties fo:background-color="#666666" fo:padding-left="0.075in" fo:padding-right="0.075in" fo:padding-top="0in" fo:padding-bottom="0in" fo:border="0.75pt solid #000000">
        <style:background-image/>
      </style:table-cell-properties>
    </style:style>
    <style:style style:name="P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style:font-name="Verdana" fo:font-size="8.5pt" fo:language="en" fo:country="US" fo:font-weight="bold" style:font-name-asian="Verdana2" style:font-size-asian="8.5pt" style:font-weight-asian="bold" style:font-name-complex="Verdana2" style:font-size-complex="8.5pt"/>
    </style:style>
    <style:style style:name="P2" style:family="paragraph" style:parent-style-name="Heading_20_3">
      <style:text-properties style:font-name="Verdana" fo:font-size="8.5pt" fo:language="en" fo:country="US" style:font-name-asian="Verdana2" style:font-size-asian="8.5pt" style:font-name-complex="Verdana2" style:font-size-complex="8.5pt"/>
    </style:style>
    <style:style style:name="P3" style:family="paragraph" style:parent-style-name="normal">
      <style:paragraph-properties fo:orphans="0" fo:widows="0"/>
      <style:text-properties style:font-name="Verdana" fo:font-size="8.5pt" fo:language="en" fo:country="US" style:font-name-asian="Verdana2" style:font-size-asian="8.5pt" style:font-name-complex="Verdana2" style:font-size-complex="8.5pt"/>
    </style:style>
    <style:style style:name="P4" style:family="paragraph" style:parent-style-name="normal">
      <style:paragraph-properties fo:text-align="justify" style:justify-single-word="false" fo:orphans="0" fo:widows="0"/>
      <style:text-properties style:font-name="Verdana" fo:font-size="8.5pt" fo:language="en" fo:country="US" style:font-name-asian="Verdana2" style:font-size-asian="8.5pt" style:font-name-complex="Verdana2" style:font-size-complex="8.5pt"/>
    </style:style>
    <style:style style:name="P5" style:family="paragraph" style:parent-style-name="normal">
      <style:paragraph-properties fo:orphans="0" fo:widows="0"/>
      <style:text-properties style:font-name="Verdana" fo:font-size="8.5pt" fo:language="en" fo:country="US" officeooo:rsid="00283f76" officeooo:paragraph-rsid="00283f76" style:font-name-asian="Verdana2" style:font-size-asian="8.5pt" style:font-name-complex="Verdana2" style:font-size-complex="8.5pt"/>
    </style:style>
    <style:style style:name="P6" style:family="paragraph" style:parent-style-name="normal">
      <style:paragraph-properties fo:text-align="justify" style:justify-single-word="false" fo:orphans="0" fo:widows="0"/>
      <style:text-properties style:font-name="Verdana" fo:font-size="8.5pt" fo:language="en" fo:country="US" officeooo:rsid="00283f76" officeooo:paragraph-rsid="00283f76" style:font-name-asian="Verdana2" style:font-size-asian="8.5pt" style:font-name-complex="Verdana2" style:font-size-complex="8.5pt"/>
    </style:style>
    <style:style style:name="P7" style:family="paragraph" style:parent-style-name="normal">
      <style:paragraph-properties fo:orphans="0" fo:widows="0"/>
      <style:text-properties style:font-name="Verdana" fo:font-size="8.5pt" fo:language="en" fo:country="US" officeooo:rsid="002a06a2" officeooo:paragraph-rsid="002a06a2" style:font-name-asian="Verdana2" style:font-size-asian="8.5pt" style:font-name-complex="Verdana2" style:font-size-complex="8.5pt"/>
    </style:style>
    <style:style style:name="P8" style:family="paragraph" style:parent-style-name="normal">
      <style:paragraph-properties fo:text-align="justify" style:justify-single-word="false" fo:orphans="0" fo:widows="0"/>
      <style:text-properties style:font-name="Verdana" fo:font-size="8.5pt" fo:language="en" fo:country="US" officeooo:rsid="002a06a2" officeooo:paragraph-rsid="002a06a2" style:font-name-asian="Verdana2" style:font-size-asian="8.5pt" style:font-name-complex="Verdana2" style:font-size-complex="8.5pt"/>
    </style:style>
    <style:style style:name="P9" style:family="paragraph" style:parent-style-name="normal">
      <style:paragraph-properties fo:orphans="0" fo:widows="0"/>
      <style:text-properties style:font-name="Verdana" fo:font-size="5pt" fo:language="en" fo:country="US" style:font-name-asian="Verdana2" style:font-size-asian="5pt" style:font-name-complex="Verdana2" style:font-size-complex="5pt"/>
    </style:style>
    <style:style style:name="P10" style:family="paragraph" style:parent-style-name="normal">
      <style:paragraph-properties fo:orphans="2" fo:widows="2"/>
      <style:text-properties style:font-name="Verdana" fo:font-weight="bold" officeooo:rsid="00175af4" officeooo:paragraph-rsid="0035f465" style:font-name-asian="Verdana2" style:font-weight-asian="bold" style:font-name-complex="Verdana2"/>
    </style:style>
    <style:style style:name="P11" style:family="paragraph" style:parent-style-name="normal">
      <style:paragraph-properties fo:margin-left="0.3752in" fo:margin-right="0.4252in" fo:orphans="0" fo:widows="0" fo:text-indent="0in" style:auto-text-indent="false"/>
      <style:text-properties style:font-name="Verdana" fo:font-size="4pt" fo:language="en" fo:country="US" style:font-name-asian="Verdana2" style:font-size-asian="4pt" style:font-name-complex="Verdana2" style:font-size-complex="4pt"/>
    </style:style>
    <style:style style:name="P12" style:family="paragraph" style:parent-style-name="normal">
      <style:paragraph-properties fo:orphans="2" fo:widows="2"/>
      <style:text-properties style:font-name="Verdana" fo:language="en" fo:country="US" style:font-name-asian="Verdana2" style:font-name-complex="Verdana2"/>
    </style:style>
    <style:style style:name="P13" style:family="paragraph" style:parent-style-name="normal">
      <style:paragraph-properties fo:text-align="justify" style:justify-single-word="false" fo:orphans="2" fo:widows="2"/>
      <style:text-properties style:font-name="Verdana" fo:language="en" fo:country="US" style:font-name-asian="Verdana2" style:font-name-complex="Verdana2"/>
    </style:style>
    <style:style style:name="P14" style:family="paragraph" style:parent-style-name="normal">
      <style:paragraph-properties fo:text-align="justify" style:justify-single-word="false"/>
      <style:text-properties style:font-name="Verdana" fo:language="en" fo:country="US" style:font-name-asian="Verdana2" style:font-name-complex="Verdana2"/>
    </style:style>
    <style:style style:name="P15" style:family="paragraph" style:parent-style-name="normal">
      <style:text-properties style:font-name="Verdana" fo:language="en" fo:country="US" style:font-name-asian="Verdana2" style:font-name-complex="Verdana2"/>
    </style:style>
    <style:style style:name="P16" style:family="paragraph" style:parent-style-name="normal">
      <style:paragraph-properties fo:text-align="justify" style:justify-single-word="false"/>
      <style:text-properties style:font-name="Verdana" fo:language="en" fo:country="US" fo:font-weight="bold" style:font-name-asian="Verdana2" style:font-weight-asian="bold" style:font-name-complex="Verdana2"/>
    </style:style>
    <style:style style:name="P17" style:family="paragraph" style:parent-style-name="normal">
      <style:paragraph-properties fo:text-align="justify" style:justify-single-word="false" fo:orphans="2" fo:widows="2"/>
      <style:text-properties style:font-name="Verdana" fo:language="en" fo:country="US" fo:font-weight="bold" style:font-name-asian="Verdana2" style:font-weight-asian="bold" style:font-name-complex="Verdana2"/>
    </style:style>
    <style:style style:name="P18" style:family="paragraph" style:parent-style-name="normal">
      <style:paragraph-properties fo:orphans="2" fo:widows="2"/>
      <style:text-properties style:font-name="Verdana" fo:language="en" fo:country="US" fo:font-weight="bold" style:font-name-asian="Verdana2" style:font-weight-asian="bold" style:font-name-complex="Verdana2"/>
    </style:style>
    <style:style style:name="P19" style:family="paragraph" style:parent-style-name="normal">
      <style:paragraph-properties fo:margin-left="0.2957in" fo:margin-right="0in" fo:orphans="2" fo:widows="2" fo:text-indent="0in" style:auto-text-indent="false"/>
      <style:text-properties style:font-name="Verdana" fo:language="en" fo:country="US" fo:font-weight="bold" style:font-name-asian="Verdana2" style:font-weight-asian="bold" style:font-name-complex="Verdana2"/>
    </style:style>
    <style:style style:name="P2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ext-properties style:font-name="Verdana" fo:language="en" fo:country="US" fo:font-weight="bold" style:font-name-asian="Verdana2" style:font-weight-asian="bold" style:font-name-complex="Verdana2"/>
    </style:style>
    <style:style style:name="P21" style:family="paragraph" style:parent-style-name="normal">
      <style:text-properties style:font-name="Verdana" fo:language="en" fo:country="US" fo:font-weight="bold" style:font-name-asian="Verdana2" style:font-weight-asian="bold" style:font-name-complex="Verdana2"/>
    </style:style>
    <style:style style:name="P22" style:family="paragraph" style:parent-style-name="normal">
      <style:paragraph-properties fo:orphans="0" fo:widows="0"/>
      <style:text-properties style:font-name="Verdana" fo:language="en" fo:country="US" fo:font-weight="bold" style:font-name-asian="Verdana2" style:font-weight-asian="bold" style:font-name-complex="Verdana2"/>
    </style:style>
    <style:style style:name="P2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ext-properties style:font-name="Verdana" fo:language="en" fo:country="US" fo:font-weight="bold" fo:background-color="#ffff00" style:font-name-asian="Verdana2" style:font-weight-asian="bold" style:font-name-complex="Verdana2"/>
    </style:style>
    <style:style style:name="P24" style:family="paragraph" style:parent-style-name="normal">
      <style:text-properties style:font-name="Verdana" fo:language="en" fo:country="US" fo:font-weight="normal" style:font-name-asian="Verdana2" style:font-weight-asian="normal" style:font-name-complex="Verdana2" style:font-weight-complex="normal"/>
    </style:style>
    <style:style style:name="P2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8pt" fo:language="en" fo:country="US" fo:font-style="italic" style:text-underline-style="none" fo:font-weight="normal" fo:background-color="transparent" style:font-name-asian="Times New Roman1" style:font-size-asian="8pt" style:font-style-asian="italic" style:font-weight-asian="normal" style:font-name-complex="Times New Roman1" style:font-size-complex="8pt"/>
    </style:style>
    <style:style style:name="P26"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0pt" fo:language="en" fo:country="US"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2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Verdana" fo:font-size="10pt" fo:language="en" fo:country="US" fo:font-style="normal" style:text-underline-style="none" fo:font-weight="bold" fo:background-color="transparent" style:font-name-asian="Verdana2" style:font-size-asian="10pt" style:font-style-asian="normal" style:font-weight-asian="bold" style:font-name-complex="Verdana2" style:font-size-complex="10pt"/>
    </style:style>
    <style:style style:name="P28" style:family="paragraph" style:parent-style-name="normal">
      <loext:graphic-properties draw:fill="none" draw:fill-color="#ffffff"/>
      <style:paragraph-properties fo:margin-left="0.25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Verdana" fo:font-size="10pt" fo:language="en" fo:country="US" fo:font-style="normal" style:text-underline-style="none" fo:font-weight="bold" fo:background-color="transparent" style:font-name-asian="Verdana2" style:font-size-asian="10pt" style:font-style-asian="normal" style:font-weight-asian="bold" style:font-name-complex="Verdana2" style:font-size-complex="10pt"/>
    </style:style>
    <style:style style:name="P2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Verdana" fo:font-size="10pt" fo:language="en" fo:country="US" fo:font-style="normal" style:text-underline-style="none" fo:font-weight="bold" officeooo:rsid="002d75eb" officeooo:paragraph-rsid="002d75eb" fo:background-color="transparent" style:font-name-asian="Verdana2" style:font-size-asian="10pt" style:font-style-asian="normal" style:font-weight-asian="bold" style:font-name-complex="Verdana2" style:font-size-complex="10pt" style:font-weight-complex="bold"/>
    </style:style>
    <style:style style:name="P3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Verdana" fo:font-size="10pt" fo:language="en" fo:country="US" fo:font-style="normal" style:text-underline-style="none" fo:font-weight="normal" fo:background-color="transparent" style:font-name-asian="Verdana2" style:font-size-asian="10pt" style:font-style-asian="normal" style:font-weight-asian="normal" style:font-name-complex="Verdana2" style:font-size-complex="10pt"/>
    </style:style>
    <style:style style:name="P3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Verdana" fo:font-size="10pt" fo:language="en" fo:country="US" fo:font-style="normal" style:text-underline-style="none" fo:font-weight="normal" fo:background-color="transparent" style:font-name-asian="Verdana2" style:font-size-asian="10pt" style:font-style-asian="normal" style:font-weight-asian="normal" style:font-name-complex="Verdana2" style:font-size-complex="10pt"/>
    </style:style>
    <style:style style:name="P32"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language="en" fo:country="US"/>
    </style:style>
    <style:style style:name="P3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ext-properties fo:language="en" fo:country="US"/>
    </style:style>
    <style:style style:name="P3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fo:language="en" fo:country="US"/>
    </style:style>
    <style:style style:name="P3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ext-properties fo:language="en" fo:country="US"/>
    </style:style>
    <style:style style:name="P36" style:family="paragraph" style:parent-style-name="Figure">
      <style:paragraph-properties fo:keep-with-next="always"/>
      <style:text-properties fo:language="en" fo:country="US"/>
    </style:style>
    <style:style style:name="P37" style:family="paragraph" style:parent-style-name="Heading_20_1">
      <style:paragraph-properties fo:orphans="0" fo:widows="0"/>
      <style:text-properties fo:language="en" fo:country="US"/>
    </style:style>
    <style:style style:name="P38" style:family="paragraph" style:parent-style-name="Heading_20_2">
      <style:paragraph-properties fo:orphans="2" fo:widows="2"/>
      <style:text-properties fo:language="en" fo:country="US"/>
    </style:style>
    <style:style style:name="P39" style:family="paragraph" style:parent-style-name="normal">
      <style:paragraph-properties fo:orphans="2" fo:widows="2">
        <style:tab-stops>
          <style:tab-stop style:position="1.1043in"/>
          <style:tab-stop style:position="2.1252in"/>
        </style:tab-stops>
      </style:paragraph-properties>
      <style:text-properties fo:language="en" fo:country="US"/>
    </style:style>
    <style:style style:name="P40" style:family="paragraph" style:parent-style-name="normal">
      <style:paragraph-properties fo:orphans="2" fo:widows="2">
        <style:tab-stops>
          <style:tab-stop style:position="1.1043in"/>
          <style:tab-stop style:position="2.1354in"/>
        </style:tab-stops>
      </style:paragraph-properties>
      <style:text-properties fo:language="en" fo:country="US"/>
    </style:style>
    <style:style style:name="P41" style:family="paragraph" style:parent-style-name="normal">
      <style:paragraph-properties fo:orphans="2" fo:widows="2">
        <style:tab-stops>
          <style:tab-stop style:position="1.0835in"/>
          <style:tab-stop style:position="2.1354in"/>
        </style:tab-stops>
      </style:paragraph-properties>
      <style:text-properties fo:language="en" fo:country="US"/>
    </style:style>
    <style:style style:name="P42" style:family="paragraph" style:parent-style-name="normal">
      <style:paragraph-properties fo:orphans="2" fo:widows="2"/>
      <style:text-properties fo:language="en" fo:country="US"/>
    </style:style>
    <style:style style:name="P43" style:family="paragraph" style:parent-style-name="normal">
      <style:paragraph-properties fo:margin-left="0in" fo:margin-right="0in" fo:orphans="2" fo:widows="2" fo:text-indent="0in" style:auto-text-indent="false"/>
      <style:text-properties fo:language="en" fo:country="US"/>
    </style:style>
    <style:style style:name="P44" style:family="paragraph" style:parent-style-name="normal">
      <style:paragraph-properties fo:orphans="2" fo:widows="2"/>
      <style:text-properties fo:language="en" fo:country="US" officeooo:paragraph-rsid="0035f465"/>
    </style:style>
    <style:style style:name="P45" style:family="paragraph" style:parent-style-name="normal">
      <style:paragraph-properties fo:orphans="2" fo:widows="2"/>
      <style:text-properties fo:language="en" fo:country="US" officeooo:paragraph-rsid="0037df79"/>
    </style:style>
    <style:style style:name="P46" style:family="paragraph" style:parent-style-name="Heading_20_2">
      <style:text-properties fo:language="en" fo:country="US"/>
    </style:style>
    <style:style style:name="P47" style:family="paragraph" style:parent-style-name="Heading_20_2">
      <style:paragraph-properties fo:orphans="2" fo:widows="2"/>
      <style:text-properties fo:language="en" fo:country="US" fo:font-weight="bold" style:font-weight-asian="bold"/>
    </style:style>
    <style:style style:name="P48" style:family="paragraph" style:parent-style-name="normal">
      <style:paragraph-properties fo:text-align="justify" style:justify-single-word="false" fo:orphans="2" fo:widows="2"/>
      <style:text-properties fo:language="en" fo:country="US"/>
    </style:style>
    <style:style style:name="P49" style:family="paragraph" style:parent-style-name="normal">
      <style:paragraph-properties fo:text-align="justify" style:justify-single-word="false" fo:orphans="0" fo:widows="0"/>
      <style:text-properties fo:language="en" fo:country="US"/>
    </style:style>
    <style:style style:name="P50" style:family="paragraph" style:parent-style-name="normal">
      <style:paragraph-properties fo:text-align="justify" style:justify-single-word="false"/>
      <style:text-properties fo:language="en" fo:country="US"/>
    </style:style>
    <style:style style:name="P51" style:family="paragraph" style:parent-style-name="normal">
      <style:paragraph-properties fo:margin-left="0.3752in" fo:margin-right="0.4252in" fo:text-align="center" style:justify-single-word="false" fo:orphans="0" fo:widows="0" fo:text-indent="0in" style:auto-text-indent="false"/>
      <style:text-properties fo:language="en" fo:country="US"/>
    </style:style>
    <style:style style:name="P52" style:family="paragraph" style:parent-style-name="normal">
      <style:text-properties fo:language="en" fo:country="US"/>
    </style:style>
    <style:style style:name="P53" style:family="paragraph" style:parent-style-name="normal">
      <style:paragraph-properties fo:text-align="justify" style:justify-single-word="false" fo:orphans="0" fo:widows="0"/>
      <style:text-properties fo:language="en" fo:country="US" officeooo:rsid="00283f76" officeooo:paragraph-rsid="00283f76"/>
    </style:style>
    <style:style style:name="P54" style:family="paragraph" style:parent-style-name="normal">
      <style:text-properties fo:language="en" fo:country="US" officeooo:rsid="00175af4" officeooo:paragraph-rsid="00175af4"/>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247547" officeooo:paragraph-rsid="00247547"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26da6d" officeooo:paragraph-rsid="0026da6d"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25fab9" officeooo:paragraph-rsid="0025fab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normal">
      <style:text-properties fo:color="#000000" loext:opacity="100%" fo:language="en" fo:country="US" officeooo:rsid="00220349" officeooo:paragraph-rsid="00220349"/>
    </style:style>
    <style:style style:name="P61" style:family="paragraph" style:parent-style-name="normal">
      <style:paragraph-properties fo:orphans="2" fo:widows="2"/>
      <style:text-properties fo:color="#000000" loext:opacity="100%" style:font-name="Verdana1" fo:font-size="10pt" fo:language="en" fo:country="US" officeooo:rsid="00175af4" officeooo:paragraph-rsid="0035f465" style:font-size-asian="10pt" style:font-size-complex="10pt"/>
    </style:style>
    <style:style style:name="P62" style:family="paragraph" style:parent-style-name="normal">
      <style:paragraph-properties fo:orphans="2" fo:widows="2"/>
      <style:text-properties fo:color="#000000" loext:opacity="100%" style:font-name="Verdana1" fo:font-size="10pt" fo:language="en" fo:country="US" officeooo:rsid="00195963" officeooo:paragraph-rsid="0035f465" style:font-size-asian="10pt" style:font-size-complex="10pt"/>
    </style:style>
    <style:style style:name="P63" style:family="paragraph" style:parent-style-name="normal">
      <style:paragraph-properties fo:orphans="2" fo:widows="2"/>
      <style:text-properties fo:color="#000000" loext:opacity="100%" style:font-name="Verdana1" fo:font-size="10pt" fo:language="en" fo:country="US" officeooo:rsid="001df17f" officeooo:paragraph-rsid="0035f465" style:font-size-asian="10pt" style:font-size-complex="10pt"/>
    </style:style>
    <style:style style:name="P6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language="en" fo:country="US" fo:font-style="normal" fo:text-shadow="none" style:text-underline-style="none" fo:font-weight="bold" officeooo:rsid="00247547" officeooo:paragraph-rsid="00247547"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normal">
      <style:paragraph-properties fo:orphans="2" fo:widows="2"/>
      <style:text-properties officeooo:paragraph-rsid="0035f465"/>
    </style:style>
    <style:style style:name="P66" style:family="paragraph" style:parent-style-name="normal">
      <style:paragraph-properties fo:orphans="2" fo:widows="2"/>
      <style:text-properties officeooo:paragraph-rsid="0037df79"/>
    </style:style>
    <style:style style:name="P67" style:family="paragraph" style:parent-style-name="normal">
      <style:paragraph-properties fo:orphans="2" fo:widows="2"/>
      <style:text-properties officeooo:rsid="00195963" officeooo:paragraph-rsid="0035f465"/>
    </style:style>
    <style:style style:name="P68" style:family="paragraph" style:parent-style-name="normal">
      <style:text-properties style:font-name="Verdana1" fo:language="en" fo:country="US" officeooo:paragraph-rsid="001d842e"/>
    </style:style>
    <style:style style:name="P69" style:family="paragraph" style:parent-style-name="normal">
      <style:text-properties style:font-name="Verdana1" fo:language="en" fo:country="US" fo:font-weight="bold" officeooo:rsid="001d842e" officeooo:paragraph-rsid="001d842e" style:font-weight-asian="bold" style:font-weight-complex="bold"/>
    </style:style>
    <style:style style:name="P70" style:family="paragraph" style:parent-style-name="normal">
      <style:paragraph-properties fo:orphans="2" fo:widows="2"/>
      <style:text-properties style:font-name="Verdana1" fo:font-size="10pt" fo:language="en" fo:country="US" officeooo:paragraph-rsid="0035f465" style:font-size-asian="10pt" style:font-size-complex="10pt"/>
    </style:style>
    <style:style style:name="P71" style:family="paragraph" style:parent-style-name="normal">
      <style:paragraph-properties fo:orphans="2" fo:widows="2"/>
      <style:text-properties style:font-name="Verdana1" fo:font-size="10pt" fo:language="en" fo:country="US" officeooo:rsid="00175af4" officeooo:paragraph-rsid="0035f465" style:font-size-asian="10pt" style:font-size-complex="10pt"/>
    </style:style>
    <style:style style:name="P72" style:family="paragraph" style:parent-style-name="normal">
      <style:paragraph-properties fo:orphans="2" fo:widows="2"/>
      <style:text-properties style:font-name="Verdana1" fo:font-size="10pt" fo:language="en" fo:country="US" officeooo:rsid="00195963" officeooo:paragraph-rsid="0035f465" style:font-size-asian="10pt" style:font-size-complex="10pt"/>
    </style:style>
    <style:style style:name="P73" style:family="paragraph" style:parent-style-name="normal">
      <style:paragraph-properties fo:orphans="2" fo:widows="2"/>
      <style:text-properties style:font-name="Verdana1" fo:font-size="10pt" fo:language="en" fo:country="US" fo:font-weight="normal" officeooo:rsid="0035f465" officeooo:paragraph-rsid="0035f465" style:font-name-asian="Verdana2" style:font-size-asian="10pt" style:font-weight-asian="normal" style:font-name-complex="Verdana2" style:font-size-complex="10pt" style:font-weight-complex="normal"/>
    </style:style>
    <style:style style:name="P74" style:family="paragraph" style:parent-style-name="normal">
      <style:paragraph-properties fo:orphans="2" fo:widows="2"/>
      <style:text-properties fo:color="#0070c0" loext:opacity="100%" style:font-name="Verdana" fo:language="en" fo:country="US" style:font-name-asian="Verdana2" style:font-name-complex="Verdana2"/>
    </style:style>
    <style:style style:name="P75" style:family="paragraph" style:parent-style-name="normal">
      <style:paragraph-properties fo:orphans="2" fo:widows="2"/>
      <style:text-properties officeooo:rsid="00175af4" officeooo:paragraph-rsid="0035f465"/>
    </style:style>
    <style:style style:name="P76" style:family="paragraph" style:parent-style-name="normal">
      <style:paragraph-properties fo:orphans="2" fo:widows="2"/>
      <style:text-properties officeooo:rsid="001d842e" officeooo:paragraph-rsid="0035f465"/>
    </style:style>
    <style:style style:name="P77" style:family="paragraph" style:parent-style-name="normal">
      <style:paragraph-properties fo:margin-top="0.0835in" fo:margin-bottom="0in" style:contextual-spacing="false" fo:line-height="100%" fo:text-align="justify" style:justify-single-word="false" fo:orphans="0" fo:widows="0"/>
      <style:text-properties fo:font-variant="small-caps" style:font-name="Verdana" fo:language="en" fo:country="US" style:font-name-asian="Verdana2" style:font-name-complex="Verdana2"/>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5f4666" officeooo:paragraph-rsid="005f4666"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normal">
      <style:paragraph-properties fo:orphans="0" fo:widows="0"/>
      <style:text-properties style:font-name="Verdana" fo:font-size="8.5pt" fo:language="en" fo:country="US" officeooo:rsid="00658c2a" officeooo:paragraph-rsid="00658c2a" style:font-name-asian="Verdana2" style:font-size-asian="8.5pt" style:font-name-complex="Verdana2" style:font-size-complex="8.5pt"/>
    </style:style>
    <style:style style:name="P80" style:family="paragraph" style:parent-style-name="normal">
      <style:paragraph-properties fo:text-align="justify" style:justify-single-word="false" fo:orphans="0" fo:widows="0"/>
      <style:text-properties style:font-name="Verdana" fo:font-size="8.5pt" fo:language="en" fo:country="US" officeooo:rsid="00658c2a" officeooo:paragraph-rsid="00658c2a" style:font-name-asian="Verdana2" style:font-size-asian="8.5pt" style:font-name-complex="Verdana2" style:font-size-complex="8.5pt"/>
    </style:style>
    <style:style style:name="P81" style:family="paragraph" style:parent-style-name="normal" style:list-style-name="WWNum1">
      <style:paragraph-properties fo:margin-left="0.25in" fo:margin-right="0in" fo:text-align="justify" style:justify-single-word="false" fo:orphans="0" fo:widows="0" fo:text-indent="-0.25in" style:auto-text-indent="false"/>
      <style:text-properties style:font-name="Verdana" fo:language="en" fo:country="US" officeooo:rsid="0016d0c9" officeooo:paragraph-rsid="0016d0c9" style:font-name-asian="Verdana2" style:font-name-complex="Verdana2"/>
    </style:style>
    <style:style style:name="P82" style:family="paragraph" style:parent-style-name="normal" style:list-style-name="WWNum3">
      <loext:graphic-properties draw:fill="none" draw:fill-color="#ffffff"/>
      <style:paragraph-properties fo:margin-left="0.25in" fo:margin-right="0in" fo:margin-top="0in" fo:margin-bottom="0in" style:contextual-spacing="false" fo:line-height="100%" fo:text-align="start" style:justify-single-word="false" fo:keep-together="auto" fo:orphans="0" fo:widows="0" fo:text-indent="-0.25in" style:auto-text-indent="false" fo:background-color="transparent" fo:padding="0in" fo:border="none" style:shadow="none" fo:keep-with-next="auto" style:join-border="false"/>
      <style:text-properties style:font-name="Verdana" fo:language="en" fo:country="US" officeooo:rsid="002de7e4" officeooo:paragraph-rsid="002de7e4" style:font-name-asian="Verdana2" style:font-name-complex="Verdana2"/>
    </style:style>
    <style:style style:name="P83" style:family="paragraph" style:parent-style-name="normal" style:list-style-name="WWNum1">
      <style:paragraph-properties fo:margin-left="0.25in" fo:margin-right="0in" fo:text-align="justify" style:justify-single-word="false" fo:orphans="0" fo:widows="0" fo:text-indent="-0.25in" style:auto-text-indent="false"/>
      <style:text-properties style:font-name="Verdana" fo:language="en" fo:country="US" officeooo:rsid="0059e584" officeooo:paragraph-rsid="0059e584" style:font-name-asian="Verdana2" style:font-name-complex="Verdana2"/>
    </style:style>
    <style:style style:name="P84" style:family="paragraph" style:parent-style-name="normal">
      <style:paragraph-properties fo:text-align="justify" style:justify-single-word="false" fo:orphans="2" fo:widows="2"/>
      <style:text-properties style:font-name="Verdana" fo:language="en" fo:country="US" officeooo:paragraph-rsid="007765ad" style:font-name-asian="Verdana2" style:font-name-complex="Verdana2"/>
    </style:style>
    <style:style style:name="P85" style:family="paragraph" style:parent-style-name="normal">
      <style:paragraph-properties fo:margin-left="0in" fo:margin-right="0in" fo:text-align="justify" style:justify-single-word="false" fo:text-indent="0in" style:auto-text-indent="false"/>
      <style:text-properties style:font-name="Verdana" fo:language="en" fo:country="US" style:font-name-asian="Verdana2" style:font-name-complex="Verdana2"/>
    </style:style>
    <style:style style:name="P86" style:family="paragraph" style:parent-style-name="normal">
      <style:paragraph-properties fo:text-align="justify" style:justify-single-word="false" fo:orphans="2" fo:widows="2"/>
      <style:text-properties style:font-name="Verdana" fo:language="en" fo:country="US" officeooo:rsid="00175af4" officeooo:paragraph-rsid="001a17bc" style:font-name-asian="Verdana2" style:font-name-complex="Verdana2"/>
    </style:style>
    <style:style style:name="P87" style:family="paragraph" style:parent-style-name="normal">
      <style:paragraph-properties fo:text-align="justify" style:justify-single-word="false" fo:orphans="2" fo:widows="2"/>
      <style:text-properties style:font-name="Verdana" fo:language="en" fo:country="US" fo:font-weight="bold" officeooo:paragraph-rsid="001a17bc" style:font-name-asian="Verdana2" style:font-weight-asian="bold" style:font-name-complex="Verdana2"/>
    </style:style>
    <style:style style:name="P88" style:family="paragraph" style:parent-style-name="normal">
      <style:paragraph-properties fo:text-align="justify" style:justify-single-word="false" fo:orphans="2" fo:widows="2"/>
      <style:text-properties style:font-name="Verdana" fo:language="en" fo:country="US" fo:font-weight="normal" officeooo:rsid="007861ba" officeooo:paragraph-rsid="007c1ca0" style:font-name-asian="Verdana2" style:font-weight-asian="normal" style:font-name-complex="Verdana2" style:font-weight-complex="normal"/>
    </style:style>
    <style:style style:name="P89" style:family="paragraph" style:parent-style-name="normal">
      <style:paragraph-properties fo:text-align="justify" style:justify-single-word="false" fo:orphans="2" fo:widows="2"/>
      <style:text-properties style:font-name="Verdana" fo:language="en" fo:country="US" fo:font-weight="normal" officeooo:rsid="007f784b" officeooo:paragraph-rsid="007f784b" style:font-name-asian="Verdana2" style:font-weight-asian="normal" style:font-name-complex="Verdana2" style:font-weight-complex="normal"/>
    </style:style>
    <style:style style:name="P90" style:family="paragraph" style:parent-style-name="normal">
      <style:paragraph-properties fo:text-align="justify" style:justify-single-word="false" fo:orphans="2" fo:widows="2"/>
      <style:text-properties style:font-name="Verdana" fo:language="en" fo:country="US" fo:font-weight="normal" officeooo:rsid="007861ba" officeooo:paragraph-rsid="007c1ca0" style:font-weight-asian="normal" style:font-weight-complex="normal"/>
    </style:style>
    <style:style style:name="P91" style:family="paragraph" style:parent-style-name="normal">
      <style:paragraph-properties fo:text-align="justify" style:justify-single-word="false" fo:orphans="0" fo:widows="0"/>
      <style:text-properties style:font-name="Verdana" fo:language="en" fo:country="US" fo:font-style="italic" officeooo:rsid="00195963" officeooo:paragraph-rsid="00858c2a" style:font-name-asian="Verdana2" style:font-style-asian="italic" style:font-name-complex="Verdana2"/>
    </style:style>
    <style:style style:name="P92" style:family="paragraph" style:parent-style-name="normal" style:master-pag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style:page-number="1"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11pt" fo:language="en" fo:country="US"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93" style:family="paragraph" style:parent-style-name="normal" style:list-style-name="WWNum3">
      <loext:graphic-properties draw:fill="none" draw:fill-color="#ffffff"/>
      <style:paragraph-properties fo:margin-left="0.2252in" fo:margin-right="0in" fo:margin-top="0in" fo:margin-bottom="0in" style:contextual-spacing="false" fo:line-height="100%" fo:text-align="start" style:justify-single-word="false" fo:keep-together="auto" fo:orphans="0" fo:widows="0" fo:text-indent="-0.25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Verdana1" fo:font-size="10pt" fo:language="en" fo:country="US" fo:font-style="normal" officeooo:rsid="002de7e4" officeooo:paragraph-rsid="002de7e4" fo:background-color="transparent" style:font-size-asian="10pt" style:font-style-asian="normal" style:font-size-complex="10pt"/>
    </style:style>
    <style:style style:name="P94" style:family="paragraph" style:parent-style-name="normal" style:list-style-name="WWNum3">
      <loext:graphic-properties draw:fill="none" draw:fill-color="#ffffff"/>
      <style:paragraph-properties fo:margin-left="-0.0252in" fo:margin-right="0in" fo:margin-top="0in" fo:margin-bottom="0in" style:contextual-spacing="false" fo:line-height="100%" fo:text-align="start" style:justify-single-word="false" fo:orphans="0" fo:widows="0" fo:text-indent="0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Verdana1" fo:font-size="10pt" fo:language="en" fo:country="US" fo:font-style="normal" officeooo:rsid="002de7e4" officeooo:paragraph-rsid="002de7e4" fo:background-color="transparent" style:font-size-asian="10pt" style:font-style-asian="normal" style:font-size-complex="10pt"/>
    </style:style>
    <style:style style:name="P95" style:family="paragraph" style:parent-style-name="normal" style:list-style-name="WWNum3">
      <loext:graphic-properties draw:fill="none" draw:fill-color="#ffffff"/>
      <style:paragraph-properties fo:margin-left="0.2in" fo:margin-right="0in" fo:margin-top="0in" fo:margin-bottom="0in" style:contextual-spacing="false" fo:line-height="100%" fo:text-align="start" style:justify-single-word="false" fo:keep-together="auto" fo:orphans="0" fo:widows="0" fo:text-indent="-0.25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Verdana" fo:font-size="10pt" fo:language="en" fo:country="US" fo:font-style="normal" style:text-underline-style="none" fo:font-weight="normal" officeooo:rsid="002de7e4" officeooo:paragraph-rsid="002de7e4" fo:background-color="transparent" style:font-name-asian="Verdana2" style:font-size-asian="10pt" style:font-style-asian="normal" style:font-weight-asian="normal" style:font-name-complex="Verdana2" style:font-size-complex="10pt"/>
    </style:style>
    <style:style style:name="P96" style:family="paragraph" style:parent-style-name="normal" style:list-style-name="WWNum3">
      <loext:graphic-properties draw:fill="none" draw:fill-color="#ffffff"/>
      <style:paragraph-properties fo:margin-left="0.2in" fo:margin-right="0in" fo:margin-top="0in" fo:margin-bottom="0in" style:contextual-spacing="false" fo:line-height="100%" fo:text-align="start" style:justify-single-word="false" fo:keep-together="auto" fo:orphans="0" fo:widows="0" fo:text-indent="-0.25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Verdana" fo:font-size="10pt" fo:language="en" fo:country="US" fo:font-style="normal" style:text-underline-style="none" fo:font-weight="normal" officeooo:rsid="002de7e4" officeooo:paragraph-rsid="0031ee23" fo:background-color="transparent" style:font-name-asian="Verdana2" style:font-size-asian="10pt" style:font-style-asian="normal" style:font-weight-asian="normal" style:font-name-complex="Verdana2" style:font-size-complex="10pt"/>
    </style:style>
    <style:style style:name="P97" style:family="paragraph" style:parent-style-name="normal" style:list-style-name="WWNum3">
      <loext:graphic-properties draw:fill="none" draw:fill-color="#ffffff"/>
      <style:paragraph-properties fo:margin-left="0.2in" fo:margin-right="0in" fo:margin-top="0in" fo:margin-bottom="0in" style:contextual-spacing="false" fo:line-height="100%" fo:text-align="start" style:justify-single-word="false" fo:orphans="0" fo:widows="0" fo:text-indent="-0.25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Verdana" fo:font-size="10pt" fo:language="en" fo:country="US" fo:font-style="normal" style:text-underline-style="none" fo:font-weight="normal" officeooo:rsid="0033eb1c" officeooo:paragraph-rsid="0033eb1c" fo:background-color="transparent" style:font-name-asian="Verdana2" style:font-size-asian="10pt" style:font-style-asian="normal" style:font-weight-asian="normal" style:font-name-complex="Verdana2" style:font-size-complex="10pt"/>
    </style:style>
    <style:style style:name="P9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0" fo:widows="0" fo:text-indent="0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Verdana" fo:font-size="10pt" fo:language="en" fo:country="US" fo:font-style="normal" style:text-underline-style="none" fo:font-weight="normal" officeooo:rsid="0061b28f" officeooo:paragraph-rsid="0061b28f" fo:background-color="transparent" style:font-name-asian="Verdana2" style:font-size-asian="10pt" style:font-style-asian="normal" style:font-weight-asian="normal" style:font-name-complex="Verdana2" style:font-size-complex="10pt"/>
    </style:style>
    <style:style style:name="P99" style:family="paragraph" style:parent-style-name="normal" style:list-style-name="WWNum3">
      <loext:graphic-properties draw:fill="none" draw:fill-color="#ffffff"/>
      <style:paragraph-properties fo:margin-left="0.2in" fo:margin-right="0in" fo:margin-top="0in" fo:margin-bottom="0in" style:contextual-spacing="false" fo:line-height="100%" fo:text-align="start" style:justify-single-word="false" fo:orphans="0" fo:widows="0" fo:text-indent="-0.25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Verdana" fo:font-size="10pt" fo:language="en" fo:country="US" fo:font-style="normal" style:text-underline-style="none" fo:font-weight="normal" officeooo:rsid="0097b047" officeooo:paragraph-rsid="0097b047" fo:background-color="transparent" style:font-name-asian="Verdana2" style:font-size-asian="10pt" style:font-style-asian="normal" style:font-weight-asian="normal" style:font-name-complex="Verdana2" style:font-size-complex="10pt"/>
    </style:style>
    <style:style style:name="P100" style:family="paragraph" style:parent-style-name="normal" style:list-style-name="WWNum1">
      <style:paragraph-properties fo:margin-left="0.25in" fo:margin-right="0in" fo:text-align="justify" style:justify-single-word="false" fo:orphans="0" fo:widows="0" fo:text-indent="-0.25in" style:auto-text-indent="false"/>
      <style:text-properties fo:language="en" fo:country="US" officeooo:paragraph-rsid="001bad88"/>
    </style:style>
    <style:style style:name="P101" style:family="paragraph" style:parent-style-name="normal" style:list-style-name="WWNum4">
      <style:paragraph-properties fo:margin-left="0.1752in" fo:margin-right="0in" fo:text-align="justify" style:justify-single-word="false" fo:orphans="0" fo:widows="0" fo:text-indent="-0.1252in" style:auto-text-indent="false"/>
      <style:text-properties fo:language="en" fo:country="US"/>
    </style:style>
    <style:style style:name="P102" style:family="paragraph" style:parent-style-name="normal" style:list-style-name="WWNum4">
      <style:paragraph-properties fo:margin-left="0.1752in" fo:margin-right="0in" fo:text-align="justify" style:justify-single-word="false" fo:orphans="0" fo:widows="0" fo:text-indent="-0.1252in" style:auto-text-indent="false"/>
      <style:text-properties fo:language="en" fo:country="US" officeooo:paragraph-rsid="0026da6d"/>
    </style:style>
    <style:style style:name="P103" style:family="paragraph" style:parent-style-name="normal" style:list-style-name="WWNum2">
      <style:paragraph-properties fo:margin-left="0.3126in" fo:margin-right="0in" fo:text-align="justify" style:justify-single-word="false" fo:text-indent="-0.25in" style:auto-text-indent="false"/>
      <style:text-properties fo:language="en" fo:country="US"/>
    </style:style>
    <style:style style:name="P104" style:family="paragraph" style:parent-style-name="normal" style:list-style-name="WWNum6">
      <style:paragraph-properties fo:margin-left="0.5in" fo:margin-right="0in" fo:orphans="2" fo:widows="2" fo:text-indent="-0.25in" style:auto-text-indent="false"/>
      <style:text-properties fo:language="en" fo:country="US"/>
    </style:style>
    <style:style style:name="P105" style:family="paragraph" style:parent-style-name="normal">
      <style:paragraph-properties fo:orphans="2" fo:widows="2"/>
      <style:text-properties style:font-name="Verdana1" fo:font-size="10pt" fo:language="en" fo:country="US" officeooo:rsid="001d842e" officeooo:paragraph-rsid="0035f465" style:font-size-asian="10pt" style:font-size-complex="10pt"/>
    </style:style>
    <style:style style:name="P106" style:family="paragraph" style:parent-style-name="normal">
      <style:text-properties style:font-name="Verdana1" fo:language="en" fo:country="US" fo:font-weight="bold" officeooo:rsid="001ff045" officeooo:paragraph-rsid="00a2c1e9" style:font-weight-asian="bold" style:font-weight-complex="bold"/>
    </style:style>
    <style:style style:name="P107" style:family="paragraph" style:parent-style-name="normal">
      <style:paragraph-properties fo:orphans="2" fo:widows="2"/>
      <style:text-properties style:font-name="Verdana1" fo:font-size="10pt" fo:language="en" fo:country="US" officeooo:rsid="00660f96" officeooo:paragraph-rsid="00660f96" style:font-size-asian="10pt" style:font-size-complex="10pt"/>
    </style:style>
    <style:style style:name="P108" style:family="paragraph" style:parent-style-name="normal">
      <style:paragraph-properties fo:orphans="2" fo:widows="2"/>
      <style:text-properties style:font-name="Verdana1" fo:font-size="10pt" fo:language="en" fo:country="US" officeooo:rsid="00660f96" officeooo:paragraph-rsid="00a04c29" style:font-size-asian="10pt" style:font-size-complex="10pt"/>
    </style:style>
    <style:style style:name="P109" style:family="paragraph" style:parent-style-name="normal">
      <style:paragraph-properties fo:orphans="2" fo:widows="2"/>
      <style:text-properties style:font-name="Verdana1" fo:language="en" fo:country="US" officeooo:paragraph-rsid="00a04c29"/>
    </style:style>
    <style:style style:name="P110" style:family="paragraph" style:parent-style-name="normal">
      <style:text-properties fo:color="#808080" loext:opacity="100%" style:font-name="Verdana" fo:language="en" fo:country="US" officeooo:paragraph-rsid="001ff045" style:font-name-asian="Verdana2" style:font-name-complex="Verdana2"/>
    </style:style>
    <style:style style:name="P1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12" style:family="paragraph">
      <style:paragraph-properties fo:text-align="center"/>
    </style:style>
    <style:style style:name="T1" style:family="text">
      <style:text-properties style:font-name="Verdana" fo:font-size="8.5pt" style:font-name-asian="Verdana2" style:font-size-asian="8.5pt" style:font-name-complex="Verdana2" style:font-size-complex="8.5pt"/>
    </style:style>
    <style:style style:name="T2" style:family="text">
      <style:text-properties style:font-name="Verdana" fo:font-size="8.5pt" officeooo:rsid="002b81e8" style:font-name-asian="Verdana2" style:font-size-asian="8.5pt" style:font-name-complex="Verdana2" style:font-size-complex="8.5pt"/>
    </style:style>
    <style:style style:name="T3" style:family="text">
      <style:text-properties style:font-name="Verdana" style:font-name-asian="Verdana2" style:font-name-complex="Verdana2"/>
    </style:style>
    <style:style style:name="T4" style:family="text">
      <style:text-properties style:font-name="Verdana" officeooo:rsid="00156b97" style:font-name-asian="Verdana2" style:font-name-complex="Verdana2"/>
    </style:style>
    <style:style style:name="T5" style:family="text">
      <style:text-properties style:font-name="Verdana" officeooo:rsid="0016d0c9" style:font-name-asian="Verdana2" style:font-name-complex="Verdana2"/>
    </style:style>
    <style:style style:name="T6" style:family="text">
      <style:text-properties style:font-name="Verdana" officeooo:rsid="00195963" style:font-name-asian="Verdana2" style:font-name-complex="Verdana2"/>
    </style:style>
    <style:style style:name="T7" style:family="text">
      <style:text-properties style:font-name="Verdana" officeooo:rsid="001d842e" style:font-name-asian="Verdana2" style:font-name-complex="Verdana2"/>
    </style:style>
    <style:style style:name="T8" style:family="text">
      <style:text-properties style:font-name="Verdana" officeooo:rsid="001df17f" style:font-name-asian="Verdana2" style:font-name-complex="Verdana2"/>
    </style:style>
    <style:style style:name="T9" style:family="text">
      <style:text-properties style:font-name="Verdana" officeooo:rsid="00210785" style:font-name-asian="Verdana2" style:font-name-complex="Verdana2"/>
    </style:style>
    <style:style style:name="T10" style:family="text">
      <style:text-properties style:font-name="Verdana" officeooo:rsid="0026da6d" style:font-name-asian="Verdana2" style:font-name-complex="Verdana2"/>
    </style:style>
    <style:style style:name="T11" style:family="text">
      <style:text-properties style:font-name="Verdana" officeooo:rsid="003af8c2" style:font-name-asian="Verdana2" style:font-name-complex="Verdana2"/>
    </style:style>
    <style:style style:name="T12" style:family="text">
      <style:text-properties style:font-name="Verdana" officeooo:rsid="003c96e8" style:font-name-asian="Verdana2" style:font-name-complex="Verdana2"/>
    </style:style>
    <style:style style:name="T13" style:family="text">
      <style:text-properties style:font-name="Verdana" officeooo:rsid="003de96d" style:font-name-asian="Verdana2" style:font-name-complex="Verdana2"/>
    </style:style>
    <style:style style:name="T14" style:family="text">
      <style:text-properties style:font-name="Verdana" officeooo:rsid="003f2e3a" style:font-name-asian="Verdana2" style:font-name-complex="Verdana2"/>
    </style:style>
    <style:style style:name="T15" style:family="text">
      <style:text-properties style:font-name="Verdana" officeooo:rsid="0040452e" style:font-name-asian="Verdana2" style:font-name-complex="Verdana2"/>
    </style:style>
    <style:style style:name="T16" style:family="text">
      <style:text-properties style:font-name="Verdana" officeooo:rsid="004e5631" style:font-name-asian="Verdana2" style:font-name-complex="Verdana2"/>
    </style:style>
    <style:style style:name="T17" style:family="text">
      <style:text-properties style:font-name="Verdana" officeooo:rsid="0051cd5f" style:font-name-asian="Verdana2" style:font-name-complex="Verdana2"/>
    </style:style>
    <style:style style:name="T18" style:family="text">
      <style:text-properties style:font-name="Verdana" officeooo:rsid="006ab562" style:font-name-asian="Verdana2" style:font-name-complex="Verdana2"/>
    </style:style>
    <style:style style:name="T19" style:family="text">
      <style:text-properties style:font-name="Verdana" officeooo:rsid="006da3b2" style:font-name-asian="Verdana2" style:font-name-complex="Verdana2"/>
    </style:style>
    <style:style style:name="T20" style:family="text">
      <style:text-properties style:font-name="Verdana" officeooo:rsid="00707873" style:font-name-asian="Verdana2" style:font-name-complex="Verdana2"/>
    </style:style>
    <style:style style:name="T21" style:family="text">
      <style:text-properties style:font-name="Verdana" officeooo:rsid="00958dc4" style:font-name-asian="Verdana2" style:font-name-complex="Verdana2"/>
    </style:style>
    <style:style style:name="T22" style:family="text">
      <style:text-properties style:font-name="Verdana" officeooo:rsid="00974846" style:font-name-asian="Verdana2" style:font-name-complex="Verdana2"/>
    </style:style>
    <style:style style:name="T23" style:family="text">
      <style:text-properties style:font-name="Verdana" officeooo:rsid="00980c7c" style:font-name-asian="Verdana2" style:font-name-complex="Verdana2"/>
    </style:style>
    <style:style style:name="T24" style:family="text">
      <style:text-properties style:font-name="Verdana" fo:font-weight="bold" style:font-name-asian="Verdana2" style:font-weight-asian="bold" style:font-name-complex="Verdana2"/>
    </style:style>
    <style:style style:name="T25" style:family="text">
      <style:text-properties style:font-name="Verdana" fo:font-weight="bold" style:font-name-asian="Verdana2" style:font-weight-asian="bold" style:font-name-complex="Verdana2" style:font-weight-complex="bold"/>
    </style:style>
    <style:style style:name="T26" style:family="text">
      <style:text-properties style:font-name="Verdana" fo:font-weight="bold" officeooo:rsid="0026da6d" style:font-name-asian="Verdana2" style:font-weight-asian="bold" style:font-name-complex="Verdana2" style:font-weight-complex="bold"/>
    </style:style>
    <style:style style:name="T27" style:family="text">
      <style:text-properties style:font-name="Verdana" fo:font-weight="bold" officeooo:rsid="003af8c2" style:font-name-asian="Verdana2" style:font-weight-asian="bold" style:font-name-complex="Verdana2" style:font-weight-complex="bold"/>
    </style:style>
    <style:style style:name="T28" style:family="text">
      <style:text-properties style:font-name="Verdana" fo:font-weight="bold" officeooo:rsid="004e5631" style:font-name-asian="Verdana2" style:font-weight-asian="bold" style:font-name-complex="Verdana2" style:font-weight-complex="bold"/>
    </style:style>
    <style:style style:name="T29" style:family="text">
      <style:text-properties style:font-name="Verdana" fo:font-weight="bold" officeooo:rsid="005f6c6d" style:font-name-asian="Verdana2" style:font-weight-asian="bold" style:font-name-complex="Verdana2" style:font-weight-complex="bold"/>
    </style:style>
    <style:style style:name="T30" style:family="text">
      <style:text-properties style:font-name="Verdana" fo:font-weight="bold" officeooo:rsid="00974846" style:font-name-asian="Verdana2" style:font-weight-asian="bold" style:font-name-complex="Verdana2" style:font-weight-complex="bold"/>
    </style:style>
    <style:style style:name="T31" style:family="text">
      <style:text-properties style:font-name="Verdana" fo:font-weight="bold" officeooo:rsid="001d842e" style:font-name-asian="Verdana2" style:font-weight-asian="bold" style:font-name-complex="Verdana2" style:font-weight-complex="bold"/>
    </style:style>
    <style:style style:name="T32" style:family="text">
      <style:text-properties style:font-name="Verdana" fo:font-weight="bold" officeooo:rsid="00b74a92" style:font-name-asian="Verdana2" style:font-weight-asian="bold" style:font-name-complex="Verdana2" style:font-weight-complex="bold"/>
    </style:style>
    <style:style style:name="T33" style:family="text">
      <style:text-properties style:font-name="Verdana" fo:font-size="4pt" style:font-name-asian="Verdana2" style:font-size-asian="4pt" style:font-name-complex="Verdana2" style:font-size-complex="4pt"/>
    </style:style>
    <style:style style:name="T34" style:family="text">
      <style:text-properties style:font-name="Verdana" fo:font-weight="normal" officeooo:rsid="00195963" style:font-name-asian="Verdana2" style:font-weight-asian="normal" style:font-name-complex="Verdana2" style:font-weight-complex="normal"/>
    </style:style>
    <style:style style:name="T35" style:family="text">
      <style:text-properties style:font-name="Verdana" fo:font-weight="normal" officeooo:rsid="0026da6d" style:font-name-asian="Verdana2" style:font-weight-asian="normal" style:font-name-complex="Verdana2" style:font-weight-complex="normal"/>
    </style:style>
    <style:style style:name="T36" style:family="text">
      <style:text-properties style:font-name="Verdana" fo:font-weight="normal" officeooo:rsid="006c2362" style:font-name-asian="Verdana2" style:font-weight-asian="normal" style:font-name-complex="Verdana2" style:font-weight-complex="normal"/>
    </style:style>
    <style:style style:name="T37" style:family="text">
      <style:text-properties style:font-name="Verdana" fo:font-weight="normal" officeooo:rsid="006ec793" style:font-name-asian="Verdana2" style:font-weight-asian="normal" style:font-name-complex="Verdana2" style:font-weight-complex="normal"/>
    </style:style>
    <style:style style:name="T38" style:family="text">
      <style:text-properties style:font-name="Verdana" fo:font-weight="normal" officeooo:rsid="00b7e005" style:font-name-asian="Verdana2" style:font-weight-asian="normal" style:font-name-complex="Verdana2" style:font-weight-complex="normal"/>
    </style:style>
    <style:style style:name="T39" style:family="text">
      <style:text-properties style:font-name="Verdana" fo:font-weight="normal" officeooo:rsid="00c878a5" style:font-name-asian="Verdana2" style:font-weight-asian="normal" style:font-name-complex="Verdana2" style:font-weight-complex="normal"/>
    </style:style>
    <style:style style:name="T40" style:family="text">
      <style:text-properties fo:font-variant="normal" fo:text-transform="none" fo:color="#000000" loext:opacity="100%" style:text-line-through-style="none" style:text-line-through-type="none" style:text-position="0% 100%" style:font-name="Verdana" fo:font-size="10pt" fo:font-style="normal" style:text-underline-style="none" fo:font-weight="bold" fo:background-color="transparent" loext:char-shading-value="0" style:font-name-asian="Verdana2" style:font-size-asian="10pt" style:font-style-asian="normal" style:font-weight-asian="bold" style:font-name-complex="Verdana2" style:font-size-complex="10pt"/>
    </style:style>
    <style:style style:name="T41" style:family="text">
      <style:text-properties fo:font-variant="normal" fo:text-transform="none" fo:color="#000000" loext:opacity="100%" style:text-line-through-style="none" style:text-line-through-type="none" style:text-position="0% 100%" style:font-name="Verdana" fo:font-size="10pt" fo:font-style="normal" style:text-underline-style="none" fo:font-weight="bold" officeooo:rsid="002d75eb" fo:background-color="transparent" loext:char-shading-value="0" style:font-name-asian="Verdana2" style:font-size-asian="10pt" style:font-style-asian="normal" style:font-weight-asian="bold" style:font-name-complex="Verdana2" style:font-size-complex="10pt" style:font-weight-complex="bold"/>
    </style:style>
    <style:style style:name="T42" style:family="text">
      <style:text-properties fo:font-variant="normal" fo:text-transform="none" fo:color="#000000" loext:opacity="100%" style:text-line-through-style="none" style:text-line-through-type="none" style:text-position="0% 100%" style:font-name="Verdana" fo:font-size="10pt" fo:font-style="normal" style:text-underline-style="none" fo:font-weight="normal" fo:background-color="transparent" loext:char-shading-value="0" style:font-name-asian="Verdana2" style:font-size-asian="10pt" style:font-style-asian="normal" style:font-weight-asian="normal" style:font-name-complex="Verdana2" style:font-size-complex="10pt"/>
    </style:style>
    <style:style style:name="T43" style:family="text">
      <style:text-properties fo:font-variant="normal" fo:text-transform="none" fo:color="#000000" loext:opacity="100%" style:text-line-through-style="none" style:text-line-through-type="none" style:text-position="0% 100%" style:font-name="Verdana" fo:font-size="10pt" fo:font-style="normal" style:text-underline-style="none" fo:font-weight="normal" officeooo:rsid="002d75eb" fo:background-color="transparent" loext:char-shading-value="0" style:font-name-asian="Verdana2" style:font-size-asian="10pt" style:font-style-asian="normal" style:font-weight-asian="normal" style:font-name-complex="Verdana2" style:font-size-complex="10pt" style:font-weight-complex="normal"/>
    </style:style>
    <style:style style:name="T44" style:family="text">
      <style:text-properties fo:font-variant="normal" fo:text-transform="none" fo:color="#000000" loext:opacity="100%" style:text-line-through-style="none" style:text-line-through-type="none" style:text-position="0% 100%" style:font-name="Verdana" fo:font-size="10pt" fo:font-style="normal" style:text-underline-style="none" fo:font-weight="normal" officeooo:rsid="0031ee23" fo:background-color="transparent" loext:char-shading-value="0" style:font-name-asian="Verdana2" style:font-size-asian="10pt" style:font-style-asian="normal" style:font-weight-asian="normal" style:font-name-complex="Verdana2" style:font-size-complex="10pt" style:font-weight-complex="normal"/>
    </style:style>
    <style:style style:name="T45" style:family="text">
      <style:text-properties fo:color="#0070c0" loext:opacity="100%"/>
    </style:style>
    <style:style style:name="T46" style:family="text">
      <style:text-properties fo:color="#0070c0" loext:opacity="100%" fo:font-weight="normal" style:font-weight-asian="normal"/>
    </style:style>
    <style:style style:name="T47" style:family="text">
      <style:text-properties fo:color="#0070c0" loext:opacity="100%" fo:font-weight="normal" officeooo:rsid="00156b97" style:font-weight-asian="normal"/>
    </style:style>
    <style:style style:name="T48" style:family="text">
      <style:text-properties fo:color="#0070c0" loext:opacity="100%" officeooo:rsid="00324883"/>
    </style:style>
    <style:style style:name="T49" style:family="text">
      <style:text-properties fo:color="#0070c0" loext:opacity="100%" officeooo:rsid="00417bc0"/>
    </style:style>
    <style:style style:name="T50" style:family="text">
      <style:text-properties fo:color="#0070c0" loext:opacity="100%" officeooo:rsid="00b74a92"/>
    </style:style>
    <style:style style:name="T51" style:family="text">
      <style:text-properties fo:font-weight="bold" style:font-weight-asian="bold"/>
    </style:style>
    <style:style style:name="T52" style:family="text">
      <style:text-properties fo:font-weight="bold" officeooo:rsid="001d842e"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1d842e" style:font-weight-asian="normal" style:font-weight-complex="normal"/>
    </style:style>
    <style:style style:name="T55" style:family="text">
      <style:text-properties fo:font-weight="normal" officeooo:rsid="001df17f" style:font-weight-asian="normal" style:font-weight-complex="normal"/>
    </style:style>
    <style:style style:name="T56" style:family="text">
      <style:text-properties fo:font-weight="normal" officeooo:rsid="002d75eb" style:font-weight-asian="normal" style:font-weight-complex="normal"/>
    </style:style>
    <style:style style:name="T57" style:family="text">
      <style:text-properties fo:font-weight="normal" officeooo:rsid="00555560" style:font-weight-asian="normal" style:font-weight-complex="normal"/>
    </style:style>
    <style:style style:name="T58" style:family="text">
      <style:text-properties fo:font-weight="normal" officeooo:rsid="005a1dba" style:font-weight-asian="normal" style:font-weight-complex="normal"/>
    </style:style>
    <style:style style:name="T59" style:family="text">
      <style:text-properties fo:font-weight="normal" officeooo:rsid="005ae2ce" style:font-weight-asian="normal" style:font-weight-complex="normal"/>
    </style:style>
    <style:style style:name="T60" style:family="text">
      <style:text-properties fo:font-weight="normal" officeooo:rsid="005b03a4" style:font-weight-asian="normal" style:font-weight-complex="normal"/>
    </style:style>
    <style:style style:name="T61" style:family="text">
      <style:text-properties fo:font-weight="normal" officeooo:rsid="005bb5d5" style:font-weight-asian="normal" style:font-weight-complex="normal"/>
    </style:style>
    <style:style style:name="T62" style:family="text">
      <style:text-properties fo:font-weight="normal" officeooo:rsid="005d9f06" style:font-weight-asian="normal" style:font-weight-complex="normal"/>
    </style:style>
    <style:style style:name="T63" style:family="text">
      <style:text-properties fo:font-weight="normal" officeooo:rsid="0061b28f" style:font-weight-asian="normal" style:font-weight-complex="normal"/>
    </style:style>
    <style:style style:name="T64" style:family="text">
      <style:text-properties fo:font-weight="normal" officeooo:rsid="006299f6" style:font-weight-asian="normal" style:font-weight-complex="normal"/>
    </style:style>
    <style:style style:name="T65" style:family="text">
      <style:text-properties fo:font-weight="normal" officeooo:rsid="0065ae4e" style:font-weight-asian="normal" style:font-weight-complex="normal"/>
    </style:style>
    <style:style style:name="T66" style:family="text">
      <style:text-properties fo:font-weight="normal" officeooo:rsid="0067e218" style:font-weight-asian="normal" style:font-weight-complex="normal"/>
    </style:style>
    <style:style style:name="T67" style:family="text">
      <style:text-properties fo:font-weight="normal" officeooo:rsid="0068cc2a" style:font-weight-asian="normal" style:font-weight-complex="normal"/>
    </style:style>
    <style:style style:name="T68" style:family="text">
      <style:text-properties fo:font-weight="normal" officeooo:rsid="006cdf31" style:font-weight-asian="normal" style:font-weight-complex="normal"/>
    </style:style>
    <style:style style:name="T69" style:family="text">
      <style:text-properties fo:font-weight="normal" officeooo:rsid="00707873" style:font-weight-asian="normal" style:font-weight-complex="normal"/>
    </style:style>
    <style:style style:name="T70" style:family="text">
      <style:text-properties fo:font-weight="normal" officeooo:rsid="0086ea0f" style:font-weight-asian="normal" style:font-weight-complex="normal"/>
    </style:style>
    <style:style style:name="T71" style:family="text">
      <style:text-properties fo:font-weight="normal" officeooo:rsid="00876118" style:font-weight-asian="normal" style:font-weight-complex="normal"/>
    </style:style>
    <style:style style:name="T72" style:family="text">
      <style:text-properties fo:font-weight="normal" officeooo:rsid="0087ea5b" style:font-weight-asian="normal" style:font-weight-complex="normal"/>
    </style:style>
    <style:style style:name="T73" style:family="text">
      <style:text-properties fo:font-weight="normal" officeooo:rsid="0088ea2d" style:font-weight-asian="normal" style:font-weight-complex="normal"/>
    </style:style>
    <style:style style:name="T74" style:family="text">
      <style:text-properties fo:font-weight="normal" officeooo:rsid="0089d63b" style:font-weight-asian="normal" style:font-weight-complex="normal"/>
    </style:style>
    <style:style style:name="T75" style:family="text">
      <style:text-properties fo:font-weight="normal" officeooo:rsid="008ba4f7" style:font-weight-asian="normal" style:font-weight-complex="normal"/>
    </style:style>
    <style:style style:name="T76" style:family="text">
      <style:text-properties fo:font-weight="normal" officeooo:rsid="00928512" style:font-weight-asian="normal" style:font-weight-complex="normal"/>
    </style:style>
    <style:style style:name="T77" style:family="text">
      <style:text-properties fo:font-weight="normal" officeooo:rsid="00958dc4" style:font-weight-asian="normal" style:font-weight-complex="normal"/>
    </style:style>
    <style:style style:name="T78" style:family="text">
      <style:text-properties fo:font-weight="normal" officeooo:rsid="009cfcdc" style:font-weight-asian="normal" style:font-weight-complex="normal"/>
    </style:style>
    <style:style style:name="T79" style:family="text">
      <style:text-properties fo:font-weight="normal" officeooo:rsid="009d545c" style:font-weight-asian="normal" style:font-weight-complex="normal"/>
    </style:style>
    <style:style style:name="T80" style:family="text">
      <style:text-properties fo:font-weight="normal" officeooo:rsid="009ead08" style:font-weight-asian="normal" style:font-weight-complex="normal"/>
    </style:style>
    <style:style style:name="T81" style:family="text">
      <style:text-properties fo:font-weight="normal" officeooo:rsid="00a04c29" style:font-weight-asian="normal" style:font-weight-complex="normal"/>
    </style:style>
    <style:style style:name="T82" style:family="text">
      <style:text-properties fo:font-weight="normal" officeooo:rsid="00a2c1e9" style:font-weight-asian="normal" style:font-weight-complex="normal"/>
    </style:style>
    <style:style style:name="T83" style:family="text">
      <style:text-properties fo:font-weight="normal" officeooo:rsid="00bf9610" style:font-weight-asian="normal" style:font-weight-complex="normal"/>
    </style:style>
    <style:style style:name="T84" style:family="text">
      <style:text-properties fo:font-weight="normal" officeooo:rsid="00c4faf4" style:font-weight-asian="normal" style:font-weight-complex="normal"/>
    </style:style>
    <style:style style:name="T85" style:family="text">
      <style:text-properties fo:font-weight="normal" officeooo:rsid="00c65b15" style:font-weight-asian="normal" style:font-weight-complex="normal"/>
    </style:style>
    <style:style style:name="T86" style:family="text">
      <style:text-properties fo:font-weight="normal" officeooo:rsid="00175af4" style:font-name-asian="Verdana2" style:font-weight-asian="normal" style:font-name-complex="Verdana2" style:font-weight-complex="normal"/>
    </style:style>
    <style:style style:name="T87" style:family="text">
      <style:text-properties fo:font-weight="normal" officeooo:rsid="0035f465" style:font-name-asian="Verdana2" style:font-weight-asian="normal" style:font-name-complex="Verdana2" style:font-weight-complex="normal"/>
    </style:style>
    <style:style style:name="T88" style:family="text">
      <style:text-properties fo:color="#000000" loext:opacity="100%"/>
    </style:style>
    <style:style style:name="T89" style:family="text">
      <style:text-properties fo:color="#000000" loext:opacity="100%" style:font-name="Verdana1" fo:font-weight="bold" officeooo:rsid="00220349" style:font-weight-asian="bold" style:font-weight-complex="bold"/>
    </style:style>
    <style:style style:name="T90" style:family="text">
      <style:text-properties fo:color="#000000" loext:opacity="100%" style:font-name="Verdana1" officeooo:rsid="00220349"/>
    </style:style>
    <style:style style:name="T91" style:family="text">
      <style:text-properties fo:color="#000000" loext:opacity="100%" style:font-name="Verdana1" fo:font-size="10pt" style:font-size-asian="10pt" style:font-size-complex="10pt"/>
    </style:style>
    <style:style style:name="T92" style:family="text">
      <style:text-properties fo:color="#000000" loext:opacity="100%" style:font-name="Verdana1" fo:font-size="10pt" officeooo:rsid="0035f465" style:font-size-asian="10pt" style:font-size-complex="10pt"/>
    </style:style>
    <style:style style:name="T93" style:family="text">
      <style:text-properties fo:color="#000000" loext:opacity="100%" style:font-name="Verdana1" fo:font-size="10pt" officeooo:rsid="001d842e" style:font-size-asian="10pt" style:font-size-complex="10pt"/>
    </style:style>
    <style:style style:name="T94" style:family="text">
      <style:text-properties fo:color="#000000" loext:opacity="100%" style:font-name="Verdana1" fo:font-size="10pt" fo:language="en" fo:country="US" fo:font-weight="normal" officeooo:rsid="0035f465" style:font-name-asian="Verdana2" style:font-size-asian="10pt" style:font-weight-asian="normal" style:font-name-complex="Verdana2" style:font-size-complex="10pt" style:font-weight-complex="normal"/>
    </style:style>
    <style:style style:name="T95" style:family="text">
      <style:text-properties fo:color="#000000" loext:opacity="100%" style:font-name="Verdana1" fo:font-size="10pt" fo:language="en" fo:country="US" fo:font-weight="normal" style:font-size-asian="10pt" style:font-weight-asian="normal" style:font-size-complex="10pt" style:font-weight-complex="normal"/>
    </style:style>
    <style:style style:name="T96" style:family="text">
      <style:text-properties fo:color="#000000" loext:opacity="100%" style:font-name="Verdana1" fo:font-size="10pt" fo:language="en" fo:country="US" style:font-size-asian="10pt" style:font-size-complex="10pt"/>
    </style:style>
    <style:style style:name="T97" style:family="text">
      <style:text-properties fo:color="#000000" loext:opacity="100%" style:font-name="Verdana1" fo:font-size="10pt" fo:language="en" fo:country="US" officeooo:rsid="0035f465" style:font-size-asian="10pt" style:font-size-complex="10pt"/>
    </style:style>
    <style:style style:name="T98" style:family="text">
      <style:text-properties fo:color="#000000" loext:opacity="100%" officeooo:rsid="0035f465"/>
    </style:style>
    <style:style style:name="T99" style:family="text">
      <style:text-properties fo:color="#000000" loext:opacity="100%" officeooo:rsid="001d842e"/>
    </style:style>
    <style:style style:name="T100" style:family="text">
      <style:text-properties fo:color="#000000" loext:opacity="100%" style:font-name="Times New Roman"/>
    </style:style>
    <style:style style:name="T101" style:family="text">
      <style:text-properties fo:color="#000000" loext:opacity="100%" style:font-name="Times New Roman" fo:font-size="10pt" fo:language="en" fo:country="US" fo:font-weight="normal" style:font-size-asian="10pt" style:font-weight-asian="normal" style:font-size-complex="10pt" style:font-weight-complex="normal"/>
    </style:style>
    <style:style style:name="T102" style:family="text">
      <style:text-properties fo:color="#000000" loext:opacity="100%" style:font-name="Times New Roman"/>
    </style:style>
    <style:style style:name="T103" style:family="text">
      <style:text-properties fo:color="#000000" loext:opacity="100%" style:font-name="Times New Roman" style:text-underline-style="solid" style:text-underline-width="auto" style:text-underline-color="font-color"/>
    </style:style>
    <style:style style:name="T104" style:family="text">
      <style:text-properties fo:color="#000000" loext:opacity="100%" style:font-name="Times New Roman" officeooo:rsid="00a04c29"/>
    </style:style>
    <style:style style:name="T105" style:family="text">
      <style:text-properties fo:color="#000000" loext:opacity="100%" style:font-name="Times New Roman" fo:font-size="10pt" officeooo:rsid="00660f96" style:font-size-asian="10pt" style:font-size-complex="10pt"/>
    </style:style>
    <style:style style:name="T106" style:family="text">
      <style:text-properties fo:color="#000000" loext:opacity="100%" officeooo:rsid="00a04c29"/>
    </style:style>
    <style:style style:name="T107" style:family="text">
      <style:text-properties style:font-name="Verdana1" fo:font-weight="normal" style:font-weight-asian="normal" style:font-weight-complex="normal"/>
    </style:style>
    <style:style style:name="T108" style:family="text">
      <style:text-properties style:font-name="Verdana1" fo:font-weight="normal" officeooo:rsid="00220ff9" style:font-weight-asian="normal" style:font-weight-complex="normal"/>
    </style:style>
    <style:style style:name="T109" style:family="text">
      <style:text-properties style:font-name="Verdana1" fo:font-weight="normal" officeooo:rsid="00636427" style:font-weight-asian="normal" style:font-weight-complex="normal"/>
    </style:style>
    <style:style style:name="T110" style:family="text">
      <style:text-properties style:font-name="Verdana1" fo:font-weight="normal" officeooo:rsid="00c7b6d8" style:font-weight-asian="normal" style:font-weight-complex="normal"/>
    </style:style>
    <style:style style:name="T111" style:family="text">
      <style:text-properties style:font-name="Verdana1" fo:font-size="10pt" fo:font-weight="normal" officeooo:rsid="00175af4" style:font-name-asian="Verdana2" style:font-size-asian="10pt" style:font-weight-asian="normal" style:font-name-complex="Verdana2" style:font-size-complex="10pt" style:font-weight-complex="normal"/>
    </style:style>
    <style:style style:name="T112" style:family="text">
      <style:text-properties style:font-name="Verdana1" fo:font-size="10pt" fo:font-weight="normal" officeooo:rsid="0035f465" style:font-name-asian="Verdana2" style:font-size-asian="10pt" style:font-weight-asian="normal" style:font-name-complex="Verdana2" style:font-size-complex="10pt" style:font-weight-complex="normal"/>
    </style:style>
    <style:style style:name="T113" style:family="text">
      <style:text-properties style:font-name="Verdana1" fo:font-size="10pt" fo:language="en" fo:country="US" fo:font-weight="normal" style:font-size-asian="10pt" style:font-weight-asian="normal" style:font-size-complex="10pt" style:font-weight-complex="normal"/>
    </style:style>
    <style:style style:name="T114" style:family="text">
      <style:text-properties style:font-name="Verdana1" fo:font-size="10pt" fo:language="en" fo:country="US" fo:font-weight="normal" officeooo:rsid="0035f465" style:font-size-asian="10pt" style:font-weight-asian="normal" style:font-size-complex="10pt" style:font-weight-complex="normal"/>
    </style:style>
    <style:style style:name="T115" style:family="text">
      <style:text-properties style:font-name="Verdana1" officeooo:rsid="001a17bc"/>
    </style:style>
    <style:style style:name="T116" style:family="text">
      <style:text-properties style:font-name="Verdana1" fo:font-style="italic" officeooo:rsid="001a17bc" style:font-style-asian="italic" style:font-style-complex="italic"/>
    </style:style>
    <style:style style:name="T117" style:family="text">
      <style:text-properties style:font-name="Verdana1" fo:font-style="normal" style:font-style-asian="normal" style:font-style-complex="normal"/>
    </style:style>
    <style:style style:name="T118" style:family="text">
      <style:text-properties style:font-name="Verdana1" fo:font-style="normal" officeooo:rsid="001a17bc" style:font-style-asian="normal" style:font-style-complex="normal"/>
    </style:style>
    <style:style style:name="T119" style:family="text">
      <style:text-properties style:font-name="Verdana1" fo:font-style="normal" officeooo:rsid="007948a8" style:font-style-asian="normal" style:font-style-complex="normal"/>
    </style:style>
    <style:style style:name="T120" style:family="text">
      <style:text-properties style:font-name="Verdana1" fo:font-style="normal" officeooo:rsid="007aebeb" style:font-style-asian="normal" style:font-style-complex="normal"/>
    </style:style>
    <style:style style:name="T121" style:family="text">
      <style:text-properties style:font-name="Verdana1" fo:font-style="normal" officeooo:rsid="001a2779" style:font-style-asian="normal" style:font-style-complex="normal"/>
    </style:style>
    <style:style style:name="T122" style:family="text">
      <style:text-properties style:font-name="Verdana1" fo:font-style="normal" officeooo:rsid="0082bdd2" style:font-style-asian="normal" style:font-style-complex="normal"/>
    </style:style>
    <style:style style:name="T123" style:family="text">
      <style:text-properties style:font-name="Verdana1" fo:font-style="normal" officeooo:rsid="00837299" style:font-style-asian="normal" style:font-style-complex="normal"/>
    </style:style>
    <style:style style:name="T124" style:family="text">
      <style:text-properties style:font-name="Verdana1" fo:font-style="normal" officeooo:rsid="00b9c06d" style:font-style-asian="normal" style:font-style-complex="normal"/>
    </style:style>
    <style:style style:name="T125" style:family="text">
      <style:text-properties style:font-name="Verdana1" fo:font-style="normal" officeooo:rsid="00bb9075" style:font-style-asian="normal" style:font-style-complex="normal"/>
    </style:style>
    <style:style style:name="T126" style:family="text">
      <style:text-properties style:font-name="Verdana1" fo:font-style="normal" officeooo:rsid="00ce4f14" style:font-style-asian="normal" style:font-style-complex="normal"/>
    </style:style>
    <style:style style:name="T127" style:family="text">
      <style:text-properties style:font-name="Verdana1" fo:font-style="normal" officeooo:rsid="001df17f" style:font-name-asian="Verdana2" style:font-style-asian="normal" style:font-name-complex="Verdana2" style:font-style-complex="normal"/>
    </style:style>
    <style:style style:name="T128" style:family="text">
      <style:text-properties officeooo:rsid="002968d8"/>
    </style:style>
    <style:style style:name="T129" style:family="text">
      <style:text-properties officeooo:rsid="00351922"/>
    </style:style>
    <style:style style:name="T130" style:family="text">
      <style:text-properties style:font-name="Times New Roman" fo:font-size="10pt" fo:language="en" fo:country="US" fo:font-weight="normal" style:font-size-asian="10pt" style:font-weight-asian="normal" style:font-size-complex="10pt" style:font-weight-complex="normal"/>
    </style:style>
    <style:style style:name="T131" style:family="text">
      <style:text-properties style:font-name="Times New Roman" fo:font-size="10pt" fo:language="en" fo:country="US" style:font-size-asian="10pt" style:font-size-complex="10pt"/>
    </style:style>
    <style:style style:name="T132" style:family="text">
      <style:text-properties style:font-name="Times New Roman" fo:font-size="10pt" fo:language="en" fo:country="US" officeooo:rsid="001d842e" style:font-size-asian="10pt" style:font-size-complex="10pt"/>
    </style:style>
    <style:style style:name="T133" style:family="text">
      <style:text-properties officeooo:rsid="0042445c"/>
    </style:style>
    <style:style style:name="T134" style:family="text">
      <style:text-properties officeooo:rsid="00439734"/>
    </style:style>
    <style:style style:name="T135" style:family="text">
      <style:text-properties officeooo:rsid="004436d0"/>
    </style:style>
    <style:style style:name="T136" style:family="text">
      <style:text-properties officeooo:rsid="0045bef6"/>
    </style:style>
    <style:style style:name="T137" style:family="text">
      <style:text-properties officeooo:rsid="0047b165"/>
    </style:style>
    <style:style style:name="T138" style:family="text">
      <style:text-properties officeooo:rsid="0048e0b9"/>
    </style:style>
    <style:style style:name="T139" style:family="text">
      <style:text-properties officeooo:rsid="004c0630"/>
    </style:style>
    <style:style style:name="T140" style:family="text">
      <style:text-properties officeooo:rsid="0055e1d6"/>
    </style:style>
    <style:style style:name="T141" style:family="text">
      <style:text-properties officeooo:rsid="005a1dba"/>
    </style:style>
    <style:style style:name="T142" style:family="text">
      <style:text-properties officeooo:rsid="005f4666"/>
    </style:style>
    <style:style style:name="T143" style:family="text">
      <style:text-properties style:font-name="Times New Roman" fo:font-size="10pt" fo:language="en" fo:country="US" style:text-underline-style="none" fo:font-weight="normal" style:font-size-asian="10pt" style:font-weight-asian="normal" style:font-size-complex="10pt" style:font-weight-complex="normal"/>
    </style:style>
    <style:style style:name="T144" style:family="text">
      <style:text-properties style:font-name="Times New Roman" fo:font-weight="normal" style:font-weight-asian="normal" style:font-weight-complex="normal"/>
    </style:style>
    <style:style style:name="T145" style:family="text">
      <style:text-properties officeooo:rsid="006ec793"/>
    </style:style>
    <style:style style:name="T146" style:family="text">
      <style:text-properties officeooo:rsid="0072335b"/>
    </style:style>
    <style:style style:name="T147" style:family="text">
      <style:text-properties officeooo:rsid="00757aec"/>
    </style:style>
    <style:style style:name="T148" style:family="text">
      <style:text-properties officeooo:rsid="007c1ca0"/>
    </style:style>
    <style:style style:name="T149" style:family="text">
      <style:text-properties officeooo:rsid="007d7dbf"/>
    </style:style>
    <style:style style:name="T150" style:family="text">
      <style:text-properties officeooo:rsid="007fe59e"/>
    </style:style>
    <style:style style:name="T151" style:family="text">
      <style:text-properties officeooo:rsid="00858c2a"/>
    </style:style>
    <style:style style:name="T152" style:family="text">
      <style:text-properties officeooo:rsid="00a615a6"/>
    </style:style>
    <style:style style:name="T153" style:family="text">
      <style:text-properties officeooo:rsid="00a79ef1"/>
    </style:style>
    <style:style style:name="T154" style:family="text">
      <style:text-properties officeooo:rsid="00a922dd"/>
    </style:style>
    <style:style style:name="T155" style:family="text">
      <style:text-properties officeooo:rsid="00aa406b"/>
    </style:style>
    <style:style style:name="T156" style:family="text">
      <style:text-properties officeooo:rsid="00aab392"/>
    </style:style>
    <style:style style:name="T157" style:family="text">
      <style:text-properties officeooo:rsid="00ace6df"/>
    </style:style>
    <style:style style:name="T158" style:family="text">
      <style:text-properties officeooo:rsid="00ad5d96"/>
    </style:style>
    <style:style style:name="T159" style:family="text">
      <style:text-properties officeooo:rsid="00af6bde"/>
    </style:style>
    <style:style style:name="T160" style:family="text">
      <style:text-properties officeooo:rsid="00b74a92"/>
    </style:style>
    <style:style style:name="T161" style:family="text">
      <style:text-properties officeooo:rsid="00c32ec6"/>
    </style:style>
    <style:style style:name="T162" style:family="text">
      <style:text-properties officeooo:rsid="00c79de2"/>
    </style:style>
    <style:style style:name="T163" style:family="text">
      <style:text-properties officeooo:rsid="00c7d24a"/>
    </style:style>
    <style:style style:name="T164" style:family="text">
      <style:text-properties officeooo:rsid="00cc8d18"/>
    </style:style>
    <style:style style:name="T165" style:family="text">
      <style:text-properties officeooo:rsid="00cda2c3"/>
    </style:style>
    <style:style style:name="T166"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Noto Serif CJK SC"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gr1" style:family="graphic">
      <style:graphic-properties draw:textarea-horizontal-align="justify" draw:textarea-vertical-align="middle" draw:auto-grow-height="false" fo:min-height="0.161in" fo:min-width="0.9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161in" fo:min-width="1.5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161in" fo:min-width="2.1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161in" fo:min-width="1.6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table:table table:name="Table1" table:style-name="Table1">
        <table:table-column table:style-name="Table1.A"/>
        <table:table-row table:style-name="Table1.1">
          <table:table-cell table:style-name="Table1.A1" office:value-type="string">
            <text:p text:style-name="P37"><text:bookmark text:name="_pcju30qp2rvp"/>1. Application overview</text:p>
          </table:table-cell>
        </table:table-row>
      </table:table>
      <text:p text:style-name="P27"/>
      <text:p text:style-name="P38"><text:bookmark text:name="_nqpy4is1mro0"/>1a. Details about the applicant</text:p>
      <text:p text:style-name="P39"><text:span text:style-name="T3">First name:<text:tab/><text:tab/></text:span><text:span text:style-name="T4">Mathijs</text:span></text:p>
      <text:p text:style-name="P40"><text:span text:style-name="T3">Initials:<text:tab/><text:tab/></text:span><text:span text:style-name="T4">M.J.</text:span></text:p>
      <text:p text:style-name="P41"><text:span text:style-name="T3">Surname:<text:tab/><text:tab/></text:span><text:span text:style-name="T4">De Kremer</text:span></text:p>
      <text:p text:style-name="P41"><text:span text:style-name="T3">Contact info:<text:tab/><text:tab/></text:span><text:span text:style-name="T4">m.j.dekremer@student.vu.nl</text:span></text:p>
      <text:p text:style-name="P30"/>
      <text:p text:style-name="P38"><text:bookmark text:name="_oy0pk496ahh6"/>1b. Title of research proposal</text:p>
      <text:p text:style-name="P12">Spectrebuster: pro<text:span text:style-name="T151">vin</text:span>g leakage-free speculative execution</text:p>
      <text:p text:style-name="P12"/>
      <text:p text:style-name="P46"><text:bookmark text:name="_o75ssfkn4wh8"/>1c. Public summary of your research proposal<text:span text:style-name="T46"> </text:span><text:span text:style-name="T45">(1 §, max. 50 words, used </text:span><text:span text:style-name="T49">50</text:span><text:span text:style-name="T45">)</text:span></text:p>
      <text:p text:style-name="P48"><text:span text:style-name="T3">When </text:span><text:span text:style-name="T13">a </text:span><text:span text:style-name="T3">CPU encounters a branch instruction, it </text:span><text:span text:style-name="T15">predicts the next instruction</text:span><text:span text:style-name="T3">. </text:span><text:span text:style-name="T13">If </text:span><text:span text:style-name="T3">it predicted the wrong instruction, the mistake is reverted. However, some changes to the micro-architectural state are not reverted </text:span><text:span text:style-name="T19">which can leak data and comprise security</text:span><text:span text:style-name="T3">. </text:span><text:span text:style-name="T12">We will </text:span><text:span text:style-name="T14">create f</text:span><text:span text:style-name="T12">ormal proofs </text:span><text:span text:style-name="T14">of when this is (not) possible.</text:span></text:p>
      <text:p text:style-name="P48"/>
      <text:p text:style-name="P38"><text:bookmark text:name="_jkwvcya49my"/><text:span text:style-name="T51">1</text:span>d<text:span text:style-name="T51">.</text:span> <text:span text:style-name="T51">Technical summary of research proposal</text:span><text:span text:style-name="T45"> (Max. 200 words, used </text:span><text:span text:style-name="T50">200</text:span><text:span text:style-name="T45">)</text:span></text:p>
      <text:p text:style-name="P84">Modern-day CPUs start executing <text:span text:style-name="T145">future instructions</text:span> before the current instruction has completed. When <text:span text:style-name="T139">a </text:span>CPU encounters a branch instruction, it speculates on which instruction to execute next. <text:span text:style-name="T152">If it </text:span><text:span text:style-name="T133">mispredict</text:span><text:span text:style-name="T152">ed</text:span>, the mistake is reverted. However, some changes to the micro-architectural state are not reverted and can be observed by an adversary. <text:span text:style-name="T136">For example, a</text:span>n adversary can time accesses to the <text:span text:style-name="T136">CPU </text:span>cache to learn that a memory address was accessed during a misprediction, <text:span text:style-name="T147">which can be used to leak secrets from a program</text:span>. We should <text:span text:style-name="T136">not</text:span> <text:span text:style-name="T133">try</text:span> to <text:span text:style-name="T153">completely </text:span><text:span text:style-name="T133">prevent leaking </text:span>information because that <text:span text:style-name="T159">is</text:span><text:span text:style-name="T133"> detrimental </text:span><text:span text:style-name="T163">to</text:span> performance. <text:span text:style-name="T133">I</text:span>nstead, we <text:span text:style-name="T160">should</text:span><text:span text:style-name="T137"> prove that </text:span><text:span text:style-name="T157">specific </text:span><text:span text:style-name="T155">programs are</text:span><text:span text:style-name="T137"> free of s</text:span><text:span text:style-name="T156">peculative </text:span><text:span text:style-name="T137">vulnerabilities on a specific CPU </text:span><text:span text:style-name="T146">since </text:span><text:span text:style-name="T158">every CPU implements speculative execution </text:span><text:span text:style-name="T160">slightly </text:span><text:span text:style-name="T158">differently</text:span>. <text:span text:style-name="T153">We can formally specify what kind of information is leaked in a </text:span>leakage contract [1]. Currently, we lack a method of combining a leakage contract with software instructions. With Spectrebuster we <text:span text:style-name="T134">will be able to</text:span> prove that a <text:span text:style-name="T154">program </text:span>does not leak information under speculation on <text:span text:style-name="T135">a specific CPU. </text:span><text:span text:style-name="T138">W</text:span>e <text:span text:style-name="T138">can omit </text:span>costly lfence or cpuid instructions <text:span text:style-name="T138">for programs that are proven to be safe</text:span>. Spectrebuster will also be useful in finding Spectre gadgets in existing software.</text:p>
      <text:p text:style-name="P13"/>
      <text:p text:style-name="P38"><text:bookmark text:name="_cab47fcbwny7"/><text:span text:style-name="T51">Keywords</text:span><text:span text:style-name="T45"> (1 line, max. 5 keywords, used </text:span><text:span text:style-name="T48">5</text:span><text:span text:style-name="T45">): </text:span><text:span text:style-name="T47">Transient-execution attack, Spectre, Meltdown, Leakage-contract, Formal-methods</text:span></text:p>
      <text:p text:style-name="P12"/>
      <table:table table:name="Table2" table:style-name="Table2">
        <table:table-column table:style-name="Table2.A"/>
        <table:table-row table:style-name="Table2.1">
          <table:table-cell table:style-name="Table2.A1" office:value-type="string">
            <text:p text:style-name="P37"><text:bookmark text:name="_jvjsewszxeoj"/><text:span text:style-name="T51">2. Research proposal </text:span>(max 3 pages)</text:p>
          </table:table-cell>
        </table:table-row>
      </table:table>
      <text:p text:style-name="P46"><text:bookmark text:name="_rm0ci72tfpa"/><text:span text:style-name="T51">2</text:span>a<text:span text:style-name="T51">. </text:span>Introduction to<text:span text:style-name="T51"> the proposed research</text:span> </text:p>
      <text:p text:style-name="P15"/>
      <table:table table:name="Table3" table:style-name="Table3">
        <table:table-column table:style-name="Table3.A"/>
        <table:table-row table:style-name="Table3.1">
          <table:table-cell table:style-name="Table3.A1" office:value-type="string">
            <text:p text:style-name="P9"/>
            <text:p text:style-name="P49"><text:span text:style-name="T3">My long-term vision is </text:span><text:span text:style-name="T4">a software-hardware ecosystem wherein hardware vendors provide leakage contracts of their CPUs and the scientific community provides tools that take as inputs software and those leakage contracts and give as output formal guarantees about speculation safety.</text:span></text:p>
            <text:p text:style-name="P9"><text:s/></text:p>
          </table:table-cell>
        </table:table-row>
      </table:table>
      <text:p text:style-name="P15"/>
      <text:p text:style-name="P48"><text:span text:style-name="T24">Context: </text:span><text:span text:style-name="T34">CPUs use speculative execution to improve performance. When </text:span><text:span text:style-name="T39">a</text:span><text:span text:style-name="T34"> CPU </text:span><text:span text:style-name="T39">makes</text:span><text:span text:style-name="T34"> the wrong prediction about the next instruction to execut</text:span><text:span text:style-name="T37">e</text:span><text:span text:style-name="T34">, the predicted instruction has to be reverted. Some effects, like cache state changes, remain visible even after </text:span><text:span text:style-name="T38">reverting </text:span><text:span text:style-name="T34">the </text:span><text:span text:style-name="T38">instruction</text:span><text:span text:style-name="T34">, which can be used to attack a system. </text:span><text:span text:style-name="T36">In the case of Spectre, we can observe which memory addresses were accessed during speculative execution, even if the speculation was aborted. Concretely, a memory address that was accessed during speculation will have a lower access time compared to a memory address that was not accessed. We can exploit this by encoding a secret as an index into a memory address range. Before the CPU detects that reading the secret </text:span><text:span text:style-name="T39">is</text:span><text:span text:style-name="T36"> prohibited, the secret </text:span><text:soft-page-break/><text:span text:style-name="T36">will have been used as an index into a memory range. The index and consequently the secret can be found by timing the memory access latency for all possible addresses in the range.</text:span></text:p>
      <text:p text:style-name="P16"/>
      <text:p text:style-name="P50"><text:span text:style-name="T24">Problem:</text:span><text:span text:style-name="T3"> </text:span><text:span text:style-name="T6">An obvious solution to prevent speculative execution attacks is to disable speculative execution. However, this would </text:span><text:span text:style-name="T18">have</text:span><text:span text:style-name="T6"> already be</text:span><text:span text:style-name="T20">en </text:span><text:span text:style-name="T6">done if it was not detrimental to performance. The problem that we are trying to solve is: how can we prevent speculative execution attacks while at the same time not harming performance?</text:span></text:p>
      <text:p text:style-name="P17"/>
      <text:p text:style-name="P48"><text:span text:style-name="T24">The</text:span><text:span text:style-name="T3"> </text:span><text:span text:style-name="T24">fundamental research challenge this project addresses is</text:span><text:span text:style-name="T3">:</text:span><text:span text:style-name="T24"> </text:span></text:p>
      <table:table table:name="Table4" table:style-name="Table4">
        <table:table-column table:style-name="Table4.A"/>
        <table:table-row table:style-name="Table4.1">
          <table:table-cell table:style-name="Table4.A1" office:value-type="string">
            <text:p text:style-name="P51"><text:span text:style-name="T33"><text:line-break/></text:span><text:span text:style-name="T4">How can we prevent transient-execution vulnerabilit</text:span><text:span text:style-name="T17">i</text:span><text:span text:style-name="T4">es?</text:span></text:p>
            <text:p text:style-name="P11"/>
          </table:table-cell>
        </table:table-row>
      </table:table>
      <text:p text:style-name="P14"/>
      <text:p text:style-name="P87">State of the art:</text:p>
      <text:p text:style-name="P88">The <text:span text:style-name="T149">scientific </text:span>community has focused on preventing transient-execution vulnerabilities both <text:span text:style-name="T164">formally and informally</text:span>. <text:span text:style-name="T165">Informally and experimentally</text:span><text:span text:style-name="T150">, t</text:span><text:span text:style-name="T148">he community has</text:span> tried to modify software to run safer on vulnerable hardware. <text:span text:style-name="T115">One example of this is inserting </text:span><text:span text:style-name="T116">LFENCE </text:span><text:span text:style-name="T115">instructions. Another example is </text:span><text:span text:style-name="T116">array index masking</text:span><text:span text:style-name="T118">, which prevents speculative out-of-array indexing. An overview of practical mitigations is given in [4]. </text:span><text:span text:style-name="T117">These mitigations come with several drawbacks. For one, they do not provide formal guarantees. Additionally, they potentially make dangerous or incorrect assumptions about the micro-architecture.</text:span><text:span text:style-name="T118"> </text:span><text:span text:style-name="T117">Finally, they </text:span><text:span text:style-name="T118">usually only mitigate specific </text:span><text:span text:style-name="T120">vari</text:span><text:span text:style-name="T122">a</text:span><text:span text:style-name="T120">nts of</text:span><text:span text:style-name="T118"> </text:span><text:span text:style-name="T119">transient-execution</text:span><text:span text:style-name="T118"> vulnerabilities while keeping other vulnerabilities present.</text:span></text:p>
      <text:p text:style-name="P89"><text:span text:style-name="T126">Formally</text:span><text:span text:style-name="T117">, a</text:span><text:span text:style-name="T121"> framework to reason about micro-architectural leakage has been introduced in [1]. The notion of leakage contracts can be used to formally provide guarantees on the amount and type of leakage of hardware designs. It contains several simplifications, such as a fixed three-stage pipeline. </text:span><text:span text:style-name="T123">Leakage contracts can for example express that a processor leaks (exposes) the addresses of loads during s</text:span><text:span text:style-name="T125">peculative</text:span><text:span text:style-name="T123"> execution </text:span><text:span text:style-name="T125">but</text:span><text:span text:style-name="T123"> </text:span><text:span text:style-name="T125">during sequential execution only leaks the program counter</text:span><text:span text:style-name="T123"> [1].</text:span><text:span text:style-name="T121"> Building on [1], methods for verifying chip designs at the register-transfer level (RTL) against their specified leakage contracts have been introduced in [2]. Practical secure speculation for constant-time programs has been proven in [5].</text:span></text:p>
      <text:p text:style-name="P90"><text:span text:style-name="T127">Reverse engineering the leakage behavior of an ARM Cortex processor has been shown in [9].</text:span></text:p>
      <text:p text:style-name="P86"/>
      <text:p text:style-name="P14"/>
      <text:p text:style-name="P46"><text:bookmark text:name="_pf27tgal41f5"/>2b. Proposed research</text:p>
      <text:p text:style-name="P15"/>
      <text:p text:style-name="P52"><text:span text:style-name="T24">Overall aim: </text:span><text:span text:style-name="T3"><text:s/>In </text:span><text:span text:style-name="T6">Spectrebuster</text:span><text:span text:style-name="T3">, I aim to: </text:span></text:p>
      <table:table table:name="Table5" table:style-name="Table5">
        <table:table-column table:style-name="Table5.A"/>
        <table:table-row table:style-name="Table5.1">
          <table:table-cell table:style-name="Table5.A1" office:value-type="string">
            <text:p text:style-name="P9"/>
            <text:p text:style-name="P91">Develop a semantics that can be used to pro<text:span text:style-name="T151">ve</text:span> the non-existence of speculative execution vulnerabilities in software. </text:p>
            <text:p text:style-name="P9"><text:bookmark text:name="_30j0zll"/><text:s/></text:p>
          </table:table-cell>
        </table:table-row>
      </table:table>
      <text:p text:style-name="P12"/>
      <text:p text:style-name="P42"><text:span text:style-name="T3">I envision </text:span><text:span text:style-name="T5">x</text:span><text:span text:style-name="T3"> </text:span><text:span text:style-name="T24">key objectives</text:span><text:span text:style-name="T3"> (</text:span><text:span text:style-name="T24">research tracks</text:span><text:span text:style-name="T3">, RTs):</text:span></text:p>
      <table:table table:name="Table6" table:style-name="Table6">
        <table:table-column table:style-name="Table6.A"/>
        <table:table-row table:style-name="Table6.1">
          <table:table-cell table:style-name="Table6.A1" office:value-type="string">
            <text:list text:style-name="WWNum1">
              <text:list-item>
                <text:p text:style-name="P100"><text:span text:style-name="T3">The first </text:span><text:span text:style-name="T5">research track will focus on developing a semantics for reasoning about speculation safety of a toy </text:span><text:span text:style-name="T7">instruction set architecture (</text:span><text:span text:style-name="T5">ISA</text:span><text:span text:style-name="T7">)</text:span><text:span text:style-name="T5"> with a toy leakage contract.</text:span></text:p>
              </text:list-item>
              <text:list-item>
                <text:p text:style-name="P100"><text:span text:style-name="T5">The second research track will focus on capturing leakage contracts on closed source ISAs </text:span><text:span text:style-name="T7">via reverse engineering</text:span><text:span text:style-name="T5">.</text:span></text:p>
              </text:list-item>
              <text:list-item>
                <text:p text:style-name="P81">The third research track will generalize the toy ISA semantics to support arbitrary ISAs.</text:p>
              </text:list-item>
              <text:list-item>
                <text:p text:style-name="P83">The fourth research track will introduce and compare methods for making leaky programs leakage free.</text:p>
              </text:list-item>
            </text:list>
          </table:table-cell>
        </table:table-row>
      </table:table>
      <text:p text:style-name="P18"/>
      <text:p text:style-name="P52"><text:span text:style-name="T24">General Approach and Evaluation Methodology: </text:span><text:span text:style-name="T3">My general approach is </text:span><text:span text:style-name="T9">to start small and abstract and then extend to tailor to specific hardware and ISAs</text:span><text:span text:style-name="T3">. I will use </text:span><text:span text:style-name="T24">general methodologies</text:span><text:span text:style-name="T3"> commonly used in my field:</text:span></text:p>
      <text:list text:style-name="WWNum2">
        <text:list-item>
          <text:p text:style-name="P103"><text:soft-page-break/><text:span text:style-name="T3">Design of </text:span><text:span text:style-name="T7">semantics </text:span><text:span text:style-name="T3">[</text:span><text:span text:style-name="T7">8]</text:span><text:span text:style-name="T3"> </text:span><text:span text:style-name="T7">that are composed of leakage contracts and formal methods on assembly</text:span><text:span text:style-name="T3">. Implementation as prototype </text:span><text:span text:style-name="T7">by using μASM </text:span><text:span text:style-name="T3">[</text:span><text:span text:style-name="T7">1</text:span><text:span text:style-name="T3">] to </text:span><text:span text:style-name="T7">show proof-of-concept</text:span><text:span text:style-name="T3">.</text:span></text:p>
        </text:list-item>
        <text:list-item>
          <text:p text:style-name="P103"><text:span text:style-name="T3">Experimental research [</text:span><text:span text:style-name="T7">6,</text:span><text:span text:style-name="T8">9</text:span><text:span text:style-name="T3">] to test and evaluat</text:span><text:span text:style-name="T22">e the mitigations from</text:span><text:span text:style-name="T30"> RT-4</text:span><text:span text:style-name="T31"> </text:span><text:span text:style-name="T7">and to reverse engineer th</text:span><text:span text:style-name="T7"><office:annotation loext:resolved="false"><dc:creator>Unknown Author</dc:creator><dc:date>2023-12-13T17:19:04.359966299</dc:date><text:p text:style-name="P111"><text:span text:style-name="T166">Check</text:span></text:p></office:annotation></text:span><text:span text:style-name="T7">e leakage contracts on closed source CPUs</text:span><text:span text:style-name="T3">.</text:span></text:p>
        </text:list-item>
        <text:list-item>
          <text:p text:style-name="P103"><text:span text:style-name="T3">M3. Open-source software development [7] to provide the developed tools to the </text:span><text:span text:style-name="T21">community.</text:span></text:p>
        </text:list-item>
      </text:list>
      <text:p text:style-name="P85"/>
      <text:p text:style-name="P21">Detailed approach:</text:p>
      <text:p text:style-name="P68"><text:span text:style-name="T52">RT-1</text:span><text:span text:style-name="T54"> will develop formal methods that combine simple leakage contracts with a toy ISA. The leakage contract used will contain a single notion of speculation on a </text:span><text:span text:style-name="T65">pipeline with a </text:span><text:span text:style-name="T54">fixed number of stages. We will use μASM as a toy ISA to show proof of concept. We will pro</text:span><text:span text:style-name="T69">ve </text:span><text:span text:style-name="T70">whether a program is safe to execute under speculation for arbitrary, terminating programs</text:span><text:span text:style-name="T54">. </text:span><text:span text:style-name="T56">A novel contribution will be the notion of composable leakage freedom </text:span><text:span text:style-name="T71">on the hardware side</text:span><text:span text:style-name="T56">. </text:span><text:span text:style-name="T66">We will define leakage interfaces per component of the CPU using methods described in [10]. For example, the branch predictor will have different leakage characteristics compared to the translation-lookaside buffer.</text:span><text:span text:style-name="T56"> Composable leakage freedom will enable us to first reason individually about all components that could leak and then combine the results </text:span><text:span text:style-name="T67">into a single leakage contract. </text:span><text:span text:style-name="T68">In the case of Spectre, this leakage contract will exactly describe under which conditions the hardware could encode a secret into the cache.</text:span></text:p>
      <text:p text:style-name="P69">RT-2<text:span text:style-name="T53"> will </text:span><text:span text:style-name="T55">reverse engineer the leakage of a commercial Intel processor that is vulnerable to Spectre. We will </text:span><text:span text:style-name="T72">start by</text:span><text:span text:style-name="T55"> model</text:span><text:span text:style-name="T57">i</text:span><text:span text:style-name="T55">ng the architecture, then reverse-engineer the leakage for each pipeline stage separately, continue by combining the results from each pipeline stage and finally provid</text:span><text:span text:style-name="T72">e</text:span><text:span text:style-name="T55"> evidence for our results by observing the actual leakage from running ex</text:span><text:span text:style-name="T84">e</text:span><text:span text:style-name="T55">mplary programs. </text:span><text:span text:style-name="T73">This </text:span><text:span text:style-name="T74">approach </text:span><text:span text:style-name="T73">has been shown to work in [9].</text:span></text:p>
      <text:p text:style-name="P106">RT-3 <text:span text:style-name="T53">will extend the toy ISA used in </text:span>RT-1<text:span text:style-name="T53"> to an abstract ISA that can be used to model arbitrary ISAs. We will use a minimal set of abstract instructions that can be combined to model the complete set of concrete instructions. </text:span><text:span text:style-name="T75">We will use Cambridge Sail to model x86_64 [</text:span><text:span text:style-name="T81">11</text:span><text:span text:style-name="T75">].</text:span><text:span text:style-name="T53"> </text:span><text:span text:style-name="T76">Note that </text:span><text:span text:style-name="T77">since</text:span><text:span text:style-name="T76"> the speculative window in which an attack can occur is usually small, we can </text:span><text:span text:style-name="T77">optimi</text:span><text:span text:style-name="T85">z</text:span><text:span text:style-name="T77">e our solution by only considering a small amount of sequential instructions at a time, instead of the entire program. Composable leakage freedom will also help to prevent state explosion. </text:span><text:span text:style-name="T82">The developed model will be released public</text:span><text:span text:style-name="T83">l</text:span><text:span text:style-name="T82">y in the form of Sail specification files [11].</text:span></text:p>
      <text:p text:style-name="P106"><text:span text:style-name="T58">In </text:span><text:span text:style-name="T141">RT-4 </text:span><text:span text:style-name="T58">we will compare methods for making leaky programs leakage free. In this research track, we will solely focus on software mitigations. Methods that we will explore include inserting memory fences and reordering instructions. </text:span><text:span text:style-name="T59">A challenging aspect </text:span><text:span text:style-name="T58">of this research track </text:span><text:span text:style-name="T59">is the difference in speculative window size</text:span><text:span text:style-name="T62">s</text:span><text:span text:style-name="T59"> between CPUs. </text:span><text:span text:style-name="T60">We will prove that the mitigations make specific examples leakage free. Another challenge of this research track is gathering a representative dataset of leaky programs. We will consult the Linux kernel (history) to find examples. </text:span><text:span text:style-name="T61">We will conclude this research track with a performance comparison of the original leaky programs and their leakage free counterparts </text:span><text:span text:style-name="T64">to quantify the cost of making programs leakage free</text:span><text:span text:style-name="T61">.</text:span><text:span text:style-name="T59"> </text:span><text:span text:style-name="T78">The benchmarks to reproduce the comparisons will be made open-source and we will strive to </text:span><text:span text:style-name="T79">make the result</text:span><text:span text:style-name="T80">s</text:span><text:span text:style-name="T79"> fully reproducible.</text:span></text:p>
      <text:p text:style-name="P110"/>
      <text:p text:style-name="P46"><text:bookmark text:name="_wg86u5msfy86"/>2c. Research plan </text:p>
      <text:p text:style-name="P36">Figure <text:sequence text:ref-name="refFigure0" text:name="Figure" text:formula="ooow:Figure+1" style:num-format="1">1</text:sequence>: Research project timeline</text:p>
      <table:table table:name="Table13" table:style-name="Table13" table:template-name="Box List Blue">
        <table:table-column table:style-name="Table13.A"/>
        <table:table-column table:style-name="Table13.B"/>
        <table:table-column table:style-name="Table13.A" table:number-columns-repeated="2"/>
        <table:table-column table:style-name="Table13.E"/>
        <table:table-row>
          <table:table-cell table:style-name="Table13.A1" office:value-type="string">
            <text:p text:style-name="P64"><draw:custom-shape text:anchor-type="paragraph" draw:z-index="2" draw:name="Shape 4" draw:style-name="gr2" draw:text-style-name="P112" svg:width="1.5567in" svg:height="0.1614in" svg:x="1.3252in" svg:y="0.1917in"><text:p/><draw:enhanced-geometry svg:viewBox="0 0 21600 21600" draw:type="rectangle" draw:enhanced-path="M 0 0 L 21600 0 21600 21600 0 21600 0 0 Z N"/></draw:custom-shape>Research Track</text:p>
          </table:table-cell>
          <table:table-cell table:style-name="Table13.A1" office:value-type="string">
            <text:p text:style-name="P64">Year 1</text:p>
          </table:table-cell>
          <table:table-cell table:style-name="Table13.A1" office:value-type="string">
            <text:p text:style-name="P64">Year 2</text:p>
          </table:table-cell>
          <table:table-cell table:style-name="Table13.A1" office:value-type="string">
            <text:p text:style-name="P64">Year 3</text:p>
          </table:table-cell>
          <table:table-cell table:style-name="Table13.A1" office:value-type="string">
            <text:p text:style-name="P64">Year 4</text:p>
          </table:table-cell>
        </table:table-row>
        <table:table-row>
          <table:table-cell table:style-name="Table13.A2" office:value-type="string">
            <text:p text:style-name="P55">RT-1</text:p>
          </table:table-cell>
          <table:table-cell table:style-name="Table13.B2" office:value-type="string">
            <text:p text:style-name="P56"/>
          </table:table-cell>
          <table:table-cell table:style-name="Table13.B2" office:value-type="string">
            <text:p text:style-name="P57"><text:s text:c="9"/><text:span text:style-name="T142">M1</text:span></text:p>
          </table:table-cell>
          <table:table-cell table:style-name="Table13.D2">
            <text:p text:style-name="P58"/>
          </table:table-cell>
          <table:table-cell table:style-name="Table13.E2">
            <text:p text:style-name="P58"/>
          </table:table-cell>
        </table:table-row>
        <table:table-row>
          <table:table-cell table:style-name="Table13.A3" office:value-type="string">
            <text:p text:style-name="P55">RT-2</text:p>
          </table:table-cell>
          <table:table-cell table:style-name="Table13.B3" office:value-type="string">
            <text:p text:style-name="P56"><draw:custom-shape text:anchor-type="paragraph" draw:z-index="1" draw:name="Shape 3" draw:style-name="gr3" draw:text-style-name="P112" svg:width="2.198in" svg:height="0.1614in" svg:x="0.0665in" svg:y="0.028in"><text:p/><draw:enhanced-geometry svg:viewBox="0 0 21600 21600" draw:type="rectangle" draw:enhanced-path="M 0 0 L 21600 0 21600 21600 0 21600 0 0 Z N"/></draw:custom-shape></text:p>
          </table:table-cell>
          <table:table-cell table:style-name="Table13.C3" office:value-type="string">
            <text:p text:style-name="P58"><text:s text:c="22"/><text:span text:style-name="T142">M2</text:span></text:p>
          </table:table-cell>
          <table:table-cell table:style-name="Table13.D3">
            <text:p text:style-name="P58"/>
          </table:table-cell>
          <table:table-cell table:style-name="Table13.E3">
            <text:p text:style-name="P58"/>
          </table:table-cell>
        </table:table-row>
        <table:table-row table:style-name="Table13.4">
          <table:table-cell table:style-name="Table13.A2" office:value-type="string">
            <text:p text:style-name="P55">RT-3</text:p>
          </table:table-cell>
          <table:table-cell table:style-name="Table13.D2">
            <text:p text:style-name="P58"/>
          </table:table-cell>
          <table:table-cell table:style-name="Table13.B2" office:value-type="string">
            <text:p text:style-name="P56"><draw:custom-shape text:anchor-type="paragraph" draw:z-index="0" draw:name="Shape 1" draw:style-name="gr4" draw:text-style-name="P112" svg:width="1.6012in" svg:height="0.1614in" svg:x="0.6362in" svg:y="0.028in"><text:p/><draw:enhanced-geometry svg:viewBox="0 0 21600 21600" draw:type="rectangle" draw:enhanced-path="M 0 0 L 21600 0 21600 21600 0 21600 0 0 Z N"/></draw:custom-shape></text:p>
          </table:table-cell>
          <table:table-cell table:style-name="Table13.B2" office:value-type="string">
            <text:p text:style-name="P78"><text:s text:c="22"/>M3</text:p>
          </table:table-cell>
          <table:table-cell table:style-name="Table13.E2">
            <text:p text:style-name="P58"/>
          </table:table-cell>
        </table:table-row>
        <table:table-row table:style-name="Table13.4">
          <table:table-cell table:style-name="Table13.A3" office:value-type="string">
            <text:p text:style-name="P55">RT-4</text:p>
          </table:table-cell>
          <table:table-cell table:style-name="Table13.D3">
            <text:p text:style-name="P58"/>
          </table:table-cell>
          <table:table-cell table:style-name="Table13.D3">
            <text:p text:style-name="P58"/>
          </table:table-cell>
          <table:table-cell table:style-name="Table13.D5" office:value-type="string">
            <text:p text:style-name="P56"/>
          </table:table-cell>
          <table:table-cell table:style-name="Table13.E5" office:value-type="string">
            <text:p text:style-name="P58"><draw:custom-shape text:anchor-type="paragraph" draw:z-index="3" draw:name="Shape 5" draw:style-name="gr1" draw:text-style-name="P112" svg:width="0.9843in" svg:height="0.1614in" svg:x="0.0098in" svg:y="0.0256in"><text:p/><draw:enhanced-geometry svg:viewBox="0 0 21600 21600" draw:mirror-horizontal="false" draw:mirror-vertical="false" draw:type="rectangle" draw:enhanced-path="M 0 0 L 21600 0 21600 21600 0 21600 0 0 Z N"/></draw:custom-shape><text:s text:c="22"/><text:span text:style-name="T142">M4</text:span></text:p>
          </table:table-cell>
        </table:table-row>
        <table:table-row>
          <table:table-cell table:style-name="Table13.A2" office:value-type="string">
            <text:p text:style-name="P55">RT-5</text:p>
          </table:table-cell>
          <table:table-cell table:style-name="Table13.D2">
            <text:p text:style-name="P58"/>
          </table:table-cell>
          <table:table-cell table:style-name="Table13.D2">
            <text:p text:style-name="P58"/>
          </table:table-cell>
          <table:table-cell table:style-name="Table13.D2">
            <text:p text:style-name="P58"/>
          </table:table-cell>
          <table:table-cell table:style-name="Table13.E6" office:value-type="string">
            <text:p text:style-name="P56"/>
          </table:table-cell>
        </table:table-row>
        <text:soft-page-break/>
        <table:table-row>
          <table:table-cell table:style-name="Table13.A7" office:value-type="string">
            <text:p text:style-name="P59"/>
          </table:table-cell>
          <table:table-cell table:style-name="Table13.B7">
            <text:p text:style-name="P59"/>
          </table:table-cell>
          <table:table-cell table:style-name="Table13.B7">
            <text:p text:style-name="P59"/>
          </table:table-cell>
          <table:table-cell table:style-name="Table13.B7">
            <text:p text:style-name="P59"/>
          </table:table-cell>
          <table:table-cell table:style-name="Table13.E7">
            <text:p text:style-name="P59"/>
          </table:table-cell>
        </table:table-row>
      </table:table>
      <text:p text:style-name="P43"/>
      <text:p text:style-name="P19"/>
      <text:p text:style-name="P42"><text:span text:style-name="T3">Figure </text:span><text:span text:style-name="T10">1</text:span><text:span text:style-name="T3"> depicts the </text:span><text:span text:style-name="T24">practical timeline over the project duration, and the workplan for the PhD</text:span><text:span text:style-name="T3">. </text:span><text:span text:style-name="T26">RT-1 </text:span><text:span text:style-name="T35">and </text:span><text:span text:style-name="T26">RT-2 </text:span><text:span text:style-name="T35">are started in parallel. The other research tracks are blocked by </text:span><text:span text:style-name="T26">RT-1 </text:span><text:span text:style-name="T35">and </text:span><text:span text:style-name="T26">RT-2</text:span><text:span text:style-name="T35">. All research tracks are concluded respectively at </text:span><text:span text:style-name="T26">M1 </text:span><text:span text:style-name="T35">to </text:span><text:span text:style-name="T26">M</text:span><text:span text:style-name="T29">4</text:span><text:span text:style-name="T26"> </text:span><text:span text:style-name="T35">with an article that will be presented at a conference that is relevant to the field. </text:span></text:p>
      <text:p text:style-name="P15"/>
      <text:p text:style-name="P15"/>
      <table:table table:name="Table7" table:style-name="Table7">
        <table:table-column table:style-name="Table7.A"/>
        <table:table-row table:style-name="Table7.1">
          <table:table-cell table:style-name="Table7.A1" office:value-type="string">
            <text:p text:style-name="P77">Key Output for This Project:</text:p>
          </table:table-cell>
        </table:table-row>
        <table:table-row table:style-name="Table7.2">
          <table:table-cell table:style-name="Table7.A2" office:value-type="string">
            <text:list text:style-name="WWNum4">
              <text:list-item>
                <text:p text:style-name="P101"><text:span text:style-name="T3">The </text:span><text:span text:style-name="T10">f</text:span><text:span text:style-name="T3">irst</text:span><text:span text:style-name="T10"> semantics that can give formal guarantees on speculation safety for software on specific hardware.</text:span></text:p>
              </text:list-item>
              <text:list-item>
                <text:p text:style-name="P102"><text:span text:style-name="T10"><text:s/>Reversed engineered leakage contract of a recent Intel processor.</text:span></text:p>
              </text:list-item>
            </text:list>
          </table:table-cell>
        </table:table-row>
      </table:table>
      <text:p text:style-name="P12"/>
      <text:p text:style-name="P12"/>
      <text:p text:style-name="P42"><text:span text:style-name="T24">Reducing the main risks:</text:span><text:span text:style-name="T3"> &lt;table with risk-mitigation plan. Each row: risk, severity/probability of occurrence/probability of detection, mitigation plan.&gt;</text:span></text:p>
      <text:p text:style-name="P74"/>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2">Risk </text:p>
          </table:table-cell>
          <table:table-cell table:style-name="Table8.B1" table:number-columns-spanned="2" office:value-type="string">
            <text:p text:style-name="P22">Sev./Prob.o./det./</text:p>
          </table:table-cell>
          <table:covered-table-cell/>
          <table:table-cell table:style-name="Table8.D1" office:value-type="string">
            <text:p text:style-name="P22">Mitigation plan</text:p>
          </table:table-cell>
        </table:table-row>
        <table:table-row table:style-name="Table8.1">
          <table:table-cell table:style-name="Table8.A1" table:number-columns-spanned="2" office:value-type="string">
            <text:p text:style-name="P3"/>
          </table:table-cell>
          <table:covered-table-cell/>
          <table:table-cell table:style-name="Table8.B1" office:value-type="string">
            <text:p text:style-name="P3"/>
          </table:table-cell>
          <table:table-cell table:style-name="Table8.D1" office:value-type="string">
            <text:p text:style-name="P4"/>
          </table:table-cell>
        </table:table-row>
        <table:table-row table:style-name="Table8.1">
          <table:table-cell table:style-name="Table8.A1" table:number-columns-spanned="2" office:value-type="string">
            <text:p text:style-name="P5">The leakage contract of the Intel processor violates intellectual property rights.</text:p>
          </table:table-cell>
          <table:covered-table-cell/>
          <table:table-cell table:style-name="Table8.B1" office:value-type="string">
            <text:p text:style-name="P5">High / Med / High</text:p>
          </table:table-cell>
          <table:table-cell table:style-name="Table8.D1" office:value-type="string">
            <text:p text:style-name="P53"><text:span text:style-name="T1">We will only disclose the methodology </text:span><text:span text:style-name="T2">that we used to find the leakage contract </text:span><text:span text:style-name="T1">and results that do not violate intellectual property rights.</text:span></text:p>
          </table:table-cell>
        </table:table-row>
        <table:table-row table:style-name="Table8.4">
          <table:table-cell table:style-name="Table8.A4" table:number-columns-spanned="2" office:value-type="string">
            <text:p text:style-name="P79">Defining a composable notion of leakage freedom is ineffective.</text:p>
          </table:table-cell>
          <table:covered-table-cell/>
          <table:table-cell table:style-name="Table8.C4" office:value-type="string">
            <text:p text:style-name="P79">High / Low / High</text:p>
          </table:table-cell>
          <table:table-cell table:style-name="Table8.D4" office:value-type="string">
            <text:p text:style-name="P80">Instead of defining a composable notion of leakage freedom, we will reason about systems in a monolithic manner. We will limit ourselves to tractable, small systems such as RISCV processors. </text:p>
          </table:table-cell>
        </table:table-row>
        <table:table-row table:style-name="Table8.4">
          <table:table-cell table:style-name="Table8.A4" table:number-columns-spanned="2" office:value-type="string">
            <text:p text:style-name="P7">We fail to reverse engineer the leakage contract of the Intel processor.</text:p>
          </table:table-cell>
          <table:covered-table-cell/>
          <table:table-cell table:style-name="Table8.C4" office:value-type="string">
            <text:p text:style-name="P7">High /</text:p>
            <text:p text:style-name="P7">Med /</text:p>
            <text:p text:style-name="P7">High</text:p>
          </table:table-cell>
          <table:table-cell table:style-name="Table8.D4" office:value-type="string">
            <text:p text:style-name="P8">We will first try to contact Intel to give us information on the leakage of the processor. If Intel refuses to give this information, we will continue with an open-source RISCV processor, such as Ibex.</text:p>
          </table:table-cell>
        </table:table-row>
      </table:table>
      <text:p text:style-name="P12"/>
      <text:p text:style-name="P47"><text:bookmark text:name="_6cxvigh7yo4s"/>2d. Knowledge utili<text:span text:style-name="T140">z</text:span>ation</text:p>
      <text:p text:style-name="P33"/>
      <text:p text:style-name="P35"><text:span text:style-name="T3">This project’s </text:span><text:span text:style-name="T40">concrete added value</text:span><text:span text:style-name="T3"> includes</text:span><text:span text:style-name="T42">:</text:span></text:p>
      <text:p text:style-name="P31"/>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4"><text:span text:style-name="T40">RT-1: </text:span><text:span text:style-name="T43">formal methods that prove Speculation safety</text:span></text:p>
          </table:table-cell>
          <table:table-cell table:style-name="Table9.B1" office:value-type="string">
            <text:p text:style-name="P34"><text:span text:style-name="T40">RT-2: </text:span><text:span text:style-name="T43">reverse engineering leakage contract of Intel processor</text:span></text:p>
          </table:table-cell>
          <table:table-cell table:style-name="Table9.C1" office:value-type="string">
            <text:p text:style-name="P34"><text:span text:style-name="T40">RT-3: </text:span><text:span text:style-name="T43">extending </text:span><text:span text:style-name="T41">RT-1</text:span><text:span text:style-name="T43"> with </text:span><text:span text:style-name="T44">x86_64</text:span><text:span text:style-name="T43"> support</text:span></text:p>
          </table:table-cell>
          <table:table-cell table:style-name="Table9.A1" office:value-type="string">
            <text:p text:style-name="P29">RT-4:<text:span text:style-name="T53"> </text:span><text:span text:style-name="T63">software mitigations</text:span></text:p>
          </table:table-cell>
        </table:table-row>
        <table:table-row table:style-name="Table9.1">
          <table:table-cell table:style-name="Table9.A1" office:value-type="string">
            <text:list text:style-name="WWNum3">
              <text:list-item>
                <text:p text:style-name="P82">Gives the community methods for formally reasoning about speculation safety</text:p>
              </text:list-item>
            </text:list>
            <text:p text:style-name="P28"/>
          </table:table-cell>
          <table:table-cell table:style-name="Table9.B1" office:value-type="string">
            <text:list text:continue-numbering="true" text:style-name="WWNum3">
              <text:list-item>
                <text:p text:style-name="P93">Improves understandi<text:span text:style-name="T162">n</text:span>g of leakage in the community</text:p>
                <text:p text:style-name="P94"><text:s/></text:p>
              </text:list-item>
            </text:list>
          </table:table-cell>
          <table:table-cell table:style-name="Table9.C2" office:value-type="string">
            <text:list text:continue-numbering="true" text:style-name="WWNum3">
              <text:list-item>
                <text:p text:style-name="P95">Helps hardware vendors to design secure processors</text:p>
              </text:list-item>
              <text:list-item>
                <text:p text:style-name="P97">Optimi<text:span text:style-name="T140">z</text:span>es hardware and software mitigations</text:p>
              </text:list-item>
            </text:list>
          </table:table-cell>
          <table:table-cell table:style-name="Table9.A1" office:value-type="string">
            <text:list text:continue-numbering="true" text:style-name="WWNum3">
              <text:list-item>
                <text:p text:style-name="P96">Improves software security for end users</text:p>
              </text:list-item>
              <text:list-item>
                <text:p text:style-name="P99">Enables the community to reason about the tradeoff between security and performance</text:p>
              </text:list-item>
            </text:list>
            <text:p text:style-name="P98"/>
          </table:table-cell>
        </table:table-row>
      </table:table>
      <text:p text:style-name="P20"/>
      <text:p text:style-name="P20"/>
      <text:p text:style-name="P23">IMPORTANT: This line must appear before page 5.</text:p>
      <text:p text:style-name="P20"/>
      <text:p text:style-name="P18"/>
      <table:table table:name="Table10" table:style-name="Table10">
        <table:table-column table:style-name="Table10.A"/>
        <text:soft-page-break/>
        <table:table-row table:style-name="Table10.1">
          <table:table-cell table:style-name="Table10.A1" office:value-type="string">
            <text:p text:style-name="P37"><text:bookmark text:name="_vntjgsnwtiha"/>3. Ethical considerations (max. 0.5 pages)</text:p>
          </table:table-cell>
        </table:table-row>
      </table:table>
      <text:p text:style-name="P54"><text:span text:style-name="T90">The design of a CPU is usually protected intellectual property. Since reverse engineering leakage for a CPU provides insight into the chip design, we risk disclosing protected intellectual property. Therefore, approval from an ethics committee is required before we can commence with </text:span><text:span text:style-name="T89">RT-2.</text:span></text:p>
      <text:p text:style-name="P60"><text:span text:style-name="T109">Furthermore, our project has the potential to discover new variants of transient execution vulnerabilities. </text:span><text:span text:style-name="T107">These vulnerabilities could be used by an adversary to compromise systems and leak sensitive data. Therefore, it is important that we use responsible disclosure when discovering new vulnerabilities. This means that we will fi</text:span><text:span text:style-name="T108">rs</text:span><text:span text:style-name="T107">t </text:span><text:span text:style-name="T110">c</text:span><text:span text:style-name="T107">onsult the ethics committee before publishing a novel vulnerability.</text:span></text:p>
      <text:p text:style-name="P20"/>
      <text:p text:style-name="P20"/>
      <text:p text:style-name="P18"/>
      <table:table table:name="Table11" table:style-name="Table11">
        <table:table-column table:style-name="Table11.A"/>
        <table:table-row table:style-name="Table11.1">
          <table:table-cell table:style-name="Table11.A1" office:value-type="string">
            <text:p text:style-name="P37"><text:bookmark text:name="_cr7x33yy0g9i"/>4. Literature references (unlimited)</text:p>
          </table:table-cell>
        </table:table-row>
      </table:table>
      <text:p text:style-name="P44"><text:span text:style-name="T111">[1] </text:span><text:span text:style-name="T112">Marco Guarnieri, Boris Köpf, Jan Reineke, and Pepe Vila. </text:span><text:span text:style-name="T111">Hardware-Software <text:s text:c="3"/><text:tab/>Contracts for Secure Speculation</text:span></text:p>
      <text:p text:style-name="P10"><text:span text:style-name="T113"><text:tab/>[Online] Available: </text:span><text:a xlink:type="simple" xlink:href="https://spectector.github.io/papers/hwsw-contracts.pdf" text:style-name="Internet_20_link" text:visited-style-name="Visited_20_Internet_20_Link"><text:span text:style-name="T144">https://spectector.github.io/papers/hwsw-contracts.pdf</text:span></text:a><text:span text:style-name="T143">/</text:span></text:p>
      <text:p text:style-name="P73">[2] Zilong Wang, Gideon Mohr, Klaus von Gleissenthall, Jan Reineke, and Marco <text:tab/>Guarnieri. Specification and Verification of Side-channel Security for</text:p>
      <text:p text:style-name="P73"><text:tab/>Open-source Processors via Leakage Contracts </text:p>
      <text:p text:style-name="P10"><text:span text:style-name="T114"><text:tab/>[Online] Available: </text:span><text:a xlink:type="simple" xlink:href="https://gleissen.github.io/papers/ccs2023.pdf" text:style-name="Internet_20_link" text:visited-style-name="Visited_20_Internet_20_Link"><text:span text:style-name="T130">https://gleissen.github.io/papers/ccs2023.pdf</text:span></text:a></text:p>
      <text:p text:style-name="P70"><text:span text:style-name="T86">[3] </text:span><text:bookmark text:name="LPNoLPOWALinkPreview"/><text:span text:style-name="T86">Xaver Fabian, Marco Guarnieri, </text:span><text:span text:style-name="T87">and </text:span><text:span text:style-name="T86">Marco Patrignani. Automatic Detection of <text:tab/>Speculative Execution Combinations</text:span></text:p>
      <text:p text:style-name="P65"><text:span text:style-name="T94"><text:tab/>[Online] Available:</text:span><text:a xlink:type="simple" xlink:href="https://dl.acm.org/doi/pdf/10.1145/3548606.3560555" office:target-frame-name="_blank" xlink:show="new" text:style-name="Internet_20_link" text:visited-style-name="Visited_20_Internet_20_Link"><text:span text:style-name="T95"> </text:span><text:span text:style-name="T101">https://dl.acm.org/doi/pdf/10.1145/3548606.3560555</text:span></text:a><text:span text:style-name="T101"> </text:span></text:p>
      <text:p text:style-name="P71"><text:span text:style-name="T88">[4] Ross Mcilroy, Jaroslav Sevcik, Tobias Tebbi, Ben L. Titzer, </text:span><text:span text:style-name="T98">and Toon Verwaest. <text:tab/></text:span><text:span text:style-name="T88">Spectre is here to stay</text:span></text:p>
      <text:p text:style-name="P61"><text:tab/>An analysis of side-channels and speculative execution</text:p>
      <text:p text:style-name="P75"><text:span text:style-name="T97"><text:tab/>[Online] Available: </text:span><text:a xlink:type="simple" xlink:href="https://arxiv.org/pdf/1902.05178.pdf" text:style-name="Internet_20_link" text:visited-style-name="Visited_20_Internet_20_Link"><text:span text:style-name="T131">https://arxiv.org/pdf/1902.05178.pdf</text:span></text:a></text:p>
      <text:p text:style-name="P72"><text:span text:style-name="T88">[5] Lesly-Ann Daniel, Marton Bognar, Job Noorman, Sébastien Bardin, Tamara Rezk, <text:tab/>Sophia Antipolis, </text:span><text:span text:style-name="T98">and </text:span><text:span text:style-name="T88">Frank Piessens. ProSPeCT: Provably Secure Speculation</text:span></text:p>
      <text:p text:style-name="P62"><text:tab/>for the Constant-Time Policy</text:p>
      <text:p text:style-name="P67"><text:span text:style-name="T97"><text:tab/>[Online] Available:</text:span><text:span text:style-name="T96"> </text:span><text:a xlink:type="simple" xlink:href="https://www.usenix.org/system/files/usenixsecurity23-" text:style-name="Internet_20_link" text:visited-style-name="Visited_20_Internet_20_Link"><text:span text:style-name="T131">https://www.usenix.org/system/files/usenixsecurity23</text:span></text:a><text:span text:style-name="T131">-</text:span><text:a xlink:type="simple" xlink:href="https://www.usenix.org/system/files/usenixsecurity23-daniel.pdf" text:style-name="Internet_20_link" text:visited-style-name="Visited_20_Internet_20_Link"><text:span text:style-name="T131">daniel.pdf</text:span></text:a></text:p>
      <text:p text:style-name="P70"><text:span text:style-name="T99">[6] Gernot Heiser. </text:span><text:span text:style-name="T88">Systems Benchmarking Crimes</text:span></text:p>
      <text:p text:style-name="P76"><text:span text:style-name="T97"><text:tab/>[Online] Available: </text:span><text:a xlink:type="simple" xlink:href="https://gernot-heiser.org/benchmarking-crimes.html" text:style-name="Internet_20_link" text:visited-style-name="Visited_20_Internet_20_Link"><text:span text:style-name="T131">https://gernot-heiser.org/benchmarking-crimes.html</text:span></text:a></text:p>
      <text:p text:style-name="P70"><text:span text:style-name="T99">[7] Mark Aberdour. </text:span><text:span text:style-name="T88">Achieving Quality in Open-Source Software</text:span></text:p>
      <text:p text:style-name="P76"><text:span text:style-name="T97"><text:tab/>[Online] Available: </text:span><text:a xlink:type="simple" xlink:href="https://ieeexplore-ieee-org.vu-nl.idm.oclc.org/abstract/document/4052554" text:style-name="Internet_20_link" text:visited-style-name="Visited_20_Internet_20_Link"><text:span text:style-name="T131">https://ieeexplore-ieee-org.vu-nl.idm.oclc.org/abstract/document/4052554</text:span></text:a></text:p>
      <text:p text:style-name="P45"><text:span text:style-name="T93">[8] Alessandro Cimatti </text:span><text:span text:style-name="T92">and</text:span><text:span text:style-name="T93"> Stefano Tonetta. </text:span><text:span text:style-name="T91">A Property-Based Proof System for Contract-<text:tab/>Based Design</text:span></text:p>
      <text:p text:style-name="P66"><text:span text:style-name="T97"><text:tab/>[Online] Available: </text:span><text:a xlink:type="simple" xlink:href="https://ieeexplore-ieee-org.vu-nl.idm.oclc.org/abstract/document/6328123" text:style-name="Internet_20_link" text:visited-style-name="Visited_20_Internet_20_Link"><text:span text:style-name="T132">https://ieeexplore-ieee-org.vu-nl.idm.oclc.org/abstract/document/6328123</text:span></text:a></text:p>
      <text:p text:style-name="P63">[9] Si Gao, Elisabeth Oswald, and Dan Page.</text:p>
      <text:p text:style-name="P63"><text:tab/>Reverse Engineering the Micro-Architectural Leakage Features of a Commercial <text:tab/>Processor.</text:p>
      <text:p text:style-name="P105"><text:span text:style-name="T98"><text:tab/>[Online] Available: </text:span><text:a xlink:type="simple" xlink:href="https://eprint.iacr.org/2021/794" text:style-name="Internet_20_link" text:visited-style-name="Visited_20_Internet_20_Link"><text:span text:style-name="T100">https://eprint.iacr.org/2021/794</text:span></text:a></text:p>
      <text:p text:style-name="P107"><text:span text:style-name="T88">[10] Ezio Bartoccim, Thomas Ferrère, Thomas A. Henzinger, Dejan Nickovic, and Ana Oliveira da Costa</text:span></text:p>
      <text:p text:style-name="P107"><text:span text:style-name="T88"><text:tab/>Information-Flow Interfaces</text:span></text:p>
      <text:p text:style-name="P107"><text:span text:style-name="T88"><text:tab/>[Online] Available: </text:span><text:a xlink:type="simple" xlink:href="https://arxiv.org/pdf/2002.06465.pdf" text:style-name="Internet_20_link" text:visited-style-name="Visited_20_Internet_20_Link"><text:span text:style-name="T103">https://arxiv.org/pdf/2002.06465.pdf</text:span></text:a></text:p>
      <text:p text:style-name="P108"><text:span text:style-name="T88">[</text:span><text:span text:style-name="T106">11</text:span><text:span text:style-name="T88">] Kathryn E. Gray, Peter Sewell, Christopher Pulte, Shaked Flur, </text:span><text:span text:style-name="T106">and</text:span><text:span text:style-name="T88"> Robert Norton-Wright</text:span></text:p>
      <text:p text:style-name="P108"><text:tab/>The Sail instruction-set semantics specification language</text:p>
      <text:p text:style-name="P108"><text:span text:style-name="T88"><text:tab/></text:span><text:span text:style-name="T106">[Online] Available: </text:span><text:span text:style-name="T104">https://www.cl.cam.ac.uk/~pes20/sail/manual.pdf</text:span></text:p>
      <text:p text:style-name="P109"><text:span text:style-name="T105"><text:tab/></text:span></text:p>
      <table:table table:name="Table12" table:style-name="Table12">
        <table:table-column table:style-name="Table12.A"/>
        <table:table-row table:style-name="Table12.1">
          <table:table-cell table:style-name="Table12.A1" office:value-type="string">
            <text:p text:style-name="P37"><text:bookmark text:name="_uq27fzkgnbvq"/>5. Statement by the applicant</text:p>
          </table:table-cell>
        </table:table-row>
      </table:table>
      <text:p text:style-name="P15"/>
      <text:p text:style-name="P15">I have completed this form truthfully, on my own. </text:p>
      <text:p text:style-name="P24"/>
      <text:p text:style-name="P12"><text:soft-page-break/>Number of words used: </text:p>
      <text:list text:style-name="WWNum6">
        <text:list-item>
          <text:p text:style-name="P104"><text:span text:style-name="T3">public summary:</text:span><text:span text:style-name="T25"> </text:span><text:span text:style-name="T28">50</text:span><text:span text:style-name="T25"> </text:span><text:span text:style-name="T3">(max. 50 words)</text:span></text:p>
        </text:list-item>
        <text:list-item>
          <text:p text:style-name="P104"><text:span text:style-name="T3">technical summary:</text:span><text:span text:style-name="T25"> </text:span><text:span text:style-name="T32">200</text:span><text:span text:style-name="T28"> </text:span><text:span text:style-name="T3">(max. 200 words)</text:span></text:p>
        </text:list-item>
        <text:list-item>
          <text:p text:style-name="P104"><text:span text:style-name="T3">keywords:</text:span><text:span text:style-name="T25"> </text:span><text:span text:style-name="T27">5</text:span><text:span text:style-name="T25"> </text:span><text:span text:style-name="T3">(max. 5 keywords)</text:span></text:p>
        </text:list-item>
      </text:list>
      <text:p text:style-name="P12"/>
      <text:p text:style-name="P12">Number of pages used:</text:p>
      <text:list text:continue-numbering="true" text:style-name="WWNum6">
        <text:list-item>
          <text:p text:style-name="P104"><text:span text:style-name="T3">Sections 1 and 2: </text:span><text:span text:style-name="T28">4 </text:span><text:span text:style-name="T3">(max. 4 pages)</text:span></text:p>
        </text:list-item>
        <text:list-item>
          <text:p text:style-name="P104"><text:span text:style-name="T3">Ethical considerations </text:span><text:span text:style-name="T28">0.5</text:span><text:span text:style-name="T16"> </text:span><text:span text:style-name="T3">(max. 0.5 pages) </text:span></text:p>
        </text:list-item>
      </text:list>
      <text:p text:style-name="P15"/>
      <text:p text:style-name="P52"><text:span text:style-name="T3">Name: </text:span><text:span text:style-name="T4">Mathijs De Kremer</text:span></text:p>
      <text:p text:style-name="P15"/>
      <text:p text:style-name="P52"><text:span text:style-name="T3">Place: </text:span><text:span text:style-name="T11">Amsterdam</text:span></text:p>
      <text:p text:style-name="P15"/>
      <text:p text:style-name="P52"><text:span text:style-name="T3">Date: </text:span><text:span text:style-name="T23">December</text:span><text:span text:style-name="T11"> </text:span><text:span text:style-name="T23">18</text:span><text:span text:style-name="T11">, 2023</text:span></text:p>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style:font-face style:name="Verdana3" svg:font-family="Verdana" style:font-adornments="Regular"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Noto Serif CJK SC" style:font-size-asian="10pt" style:language-asian="zh" style:country-asian="CN" style:font-name-complex="FreeSans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Noto Serif CJK SC" style:font-size-asian="10pt" style:language-asian="zh" style:country-asian="CN" style:font-name-complex="FreeSans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top="0in" fo:margin-bottom="0in" style:contextual-spacing="false" fo:text-align="start" style:justify-single-word="false" fo:orphans="0" fo:widows="0" style:writing-mode="lr-tb"/>
    </style:style>
    <style:style style:name="Heading_20_1" style:display-name="Heading 1" style:family="paragraph" style:parent-style-name="normal" style:next-style-name="normal" style:class="text">
      <style:paragraph-properties fo:orphans="2" fo:widows="2" fo:keep-with-next="always"/>
      <style:text-properties fo:color="#ffffff" loext:opacity="100%" style:font-name="Verdana" fo:font-family="Verdana" style:font-family-generic="roman" style:font-pitch="variable" fo:font-weight="bold" style:font-name-asian="Verdana2" style:font-family-asian="Verdana" style:font-family-generic-asian="system" style:font-pitch-asian="variable" style:font-weight-asian="bold" style:font-name-complex="Verdana2" style:font-family-complex="Verdana" style:font-family-generic-complex="system" style:font-pitch-complex="variable"/>
    </style:style>
    <style:style style:name="Heading_20_2" style:display-name="Heading 2" style:family="paragraph" style:parent-style-name="normal" style:next-style-name="normal" style:class="text">
      <style:paragraph-properties fo:orphans="2" fo:widows="2" fo:keep-with-next="always"/>
      <style:text-properties style:font-name="Verdana" fo:font-family="Verdana" style:font-family-generic="roman" style:font-pitch="variable" fo:font-weight="bold" style:font-name-asian="Verdana2" style:font-family-asian="Verdana" style:font-family-generic-asian="system" style:font-pitch-asian="variable" style:font-weight-asian="bold" style:font-name-complex="Verdana2" style:font-family-complex="Verdana" style:font-family-generic-complex="system" style:font-pitch-complex="variable"/>
    </style:style>
    <style:style style:name="Heading_20_3" style:display-name="Heading 3" style:family="paragraph" style:parent-style-name="normal" style:next-style-name="normal" style:class="text">
      <style:paragraph-properties fo:orphans="2" fo:widows="2" fo:padding-left="0in" fo:padding-right="0in" fo:padding-top="0in" fo:padding-bottom="0.0138in" fo:border-left="none" fo:border-right="none" fo:border-top="none" fo:border-bottom="0.74pt solid #000000" fo:keep-with-next="always"/>
      <style:text-properties fo:font-style="italic" style:font-style-asian="italic"/>
    </style:style>
    <style:style style:name="Heading_20_4" style:display-name="Heading 4" style:family="paragraph" style:parent-style-name="normal" style:next-style-name="normal" style:class="text">
      <style:paragraph-properties fo:keep-with-next="always"/>
      <style:text-properties fo:font-style="italic" fo:font-weight="bold" style:font-style-asian="italic" style:font-weight-asian="bold"/>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665in" fo:margin-bottom="0.0417in" style:contextual-spacing="false" fo:line-height="100%"/>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Calibri1" style:font-family-complex="Calibri" style:font-family-generic-complex="system" style:font-pitch-complex="variable" style:font-size-complex="11pt"/>
    </style:style>
    <style:style style:name="Title" style:family="paragraph" style:parent-style-name="normal" style:next-style-name="norma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Salutation" style:family="paragraph" style:parent-style-name="Standard" style:class="text">
      <style:paragraph-properties text:number-lines="false" text:line-number="0"/>
    </style:style>
    <style:style style:name="ListLabel_20_1" style:display-name="ListLabel 1" style:family="text">
      <style:text-properties style:font-name="Times New Roman" fo:font-family="'Times New Roman'" style:font-family-generic="roman" style:font-pitch="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Verdana2" style:font-family-asian="Verdana" style:font-family-generic-asian="system" style:font-pitch-asian="variable" style:font-name-complex="Verdana2" style:font-family-complex="Verdana"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RT-%1%." style:num-prefix="RT-"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M%1%." style:num-prefix="M"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Verdana"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style:font-name="Verdana" fo:font-size="8.5pt" fo:language="en" fo:country="US" fo:font-weight="bold" style:font-name-asian="Verdana2" style:font-size-asian="8.5pt" style:font-weight-asian="bold" style:font-name-complex="Verdana2" style:font-size-complex="8.5pt"/>
    </style:style>
    <style:style style:name="MP2" style:family="paragraph" style:parent-style-name="Heading_20_3">
      <style:text-properties style:font-name="Verdana" fo:font-size="8.5pt" fo:language="en" fo:country="US" style:font-name-asian="Verdana2" style:font-size-asian="8.5pt" style:font-name-complex="Verdana2" style:font-size-complex="8.5pt"/>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8pt" fo:language="en" fo:country="US" fo:font-style="italic" style:text-underline-style="none" fo:font-weight="normal" fo:background-color="transparent" style:font-name-asian="Times New Roman1" style:font-size-asian="8pt" style:font-style-asian="italic" style:font-weight-asian="normal" style:font-name-complex="Times New Roman1" style:font-size-complex="8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language="en" fo:country="US"/>
    </style:style>
    <style:style style:name="MP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0pt" fo:language="en" fo:country="US"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mplate for the research proposal, v.1.0<text:line-break/>VU Research Proposal Writing course (X_405023)</text:p>
        <text:p text:style-name="MP2"/>
        <text:p text:style-name="MP3"/>
      </style:header>
      <style:footer>
        <text:p text:style-name="MP4"><text:page-number text:select-page="current">6</text:page-number></text:p>
        <text:p text:style-name="MP5"/>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18T17:24:42.040694641</dc:date>
    <meta:editing-duration>P6DT17H28M15S</meta:editing-duration>
    <meta:editing-cycles>169</meta:editing-cycles>
    <meta:generator>LibreOffice/7.5.9.2$Linux_X86_64 LibreOffice_project/50$Build-2</meta:generator>
    <meta:document-statistic meta:table-count="13" meta:image-count="0" meta:object-count="0" meta:page-count="6" meta:paragraph-count="139" meta:word-count="2275" meta:character-count="15538" meta:non-whitespace-character-count="13294"/>
  </office:meta>
</office:document-meta>
</file>